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2e64" officeooo:paragraph-rsid="00062e64"/>
    </style:style>
    <style:style style:name="P2" style:family="paragraph" style:parent-style-name="Standard">
      <style:text-properties officeooo:rsid="00062e64" officeooo:paragraph-rsid="002aa312"/>
    </style:style>
    <style:style style:name="P3" style:family="paragraph" style:parent-style-name="Standard">
      <style:text-properties officeooo:rsid="00062e64" officeooo:paragraph-rsid="00806e85"/>
    </style:style>
    <style:style style:name="P4" style:family="paragraph" style:parent-style-name="Standard">
      <style:text-properties officeooo:rsid="00062e64" officeooo:paragraph-rsid="00b41e59"/>
    </style:style>
    <style:style style:name="P5" style:family="paragraph" style:parent-style-name="Standard">
      <style:text-properties officeooo:rsid="00062e64" officeooo:paragraph-rsid="012d5155"/>
    </style:style>
    <style:style style:name="P6" style:family="paragraph" style:parent-style-name="Standard">
      <style:text-properties officeooo:rsid="00062e64" officeooo:paragraph-rsid="014f897c"/>
    </style:style>
    <style:style style:name="P7" style:family="paragraph" style:parent-style-name="Standard">
      <style:text-properties officeooo:rsid="00062e64" officeooo:paragraph-rsid="015cfc7e"/>
    </style:style>
    <style:style style:name="P8" style:family="paragraph" style:parent-style-name="Standard">
      <style:text-properties officeooo:rsid="00062e64" officeooo:paragraph-rsid="016c684d"/>
    </style:style>
    <style:style style:name="P9" style:family="paragraph" style:parent-style-name="Standard">
      <style:text-properties officeooo:rsid="002972df" officeooo:paragraph-rsid="002972df"/>
    </style:style>
    <style:style style:name="P10" style:family="paragraph" style:parent-style-name="Standard">
      <style:text-properties officeooo:rsid="002972df" officeooo:paragraph-rsid="01265d2c"/>
    </style:style>
    <style:style style:name="P11" style:family="paragraph" style:parent-style-name="Standard">
      <style:text-properties fo:font-size="14pt" fo:font-weight="bold" officeooo:paragraph-rsid="0000192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2aa31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paragraph-rsid="00806e8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paragraph-rsid="00b41e5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paragraph-rsid="012d5155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paragraph-rsid="014f897c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paragraph-rsid="0165ea8e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normal" officeooo:paragraph-rsid="00001924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paragraph-rsid="00062e64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paragraph-rsid="002aa312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paragraph-rsid="00806e85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paragraph-rsid="00b41e59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paragraph-rsid="012d5155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paragraph-rsid="014f897c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paragraph-rsid="0165ea8e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officeooo:paragraph-rsid="00062e64"/>
    </style:style>
    <style:style style:name="P27" style:family="paragraph" style:parent-style-name="Standard">
      <style:text-properties style:text-underline-style="solid" style:text-underline-width="auto" style:text-underline-color="font-color" officeooo:paragraph-rsid="002aa312"/>
    </style:style>
    <style:style style:name="P28" style:family="paragraph" style:parent-style-name="Standard">
      <style:text-properties style:text-underline-style="solid" style:text-underline-width="auto" style:text-underline-color="font-color" officeooo:paragraph-rsid="00806e85"/>
    </style:style>
    <style:style style:name="P29" style:family="paragraph" style:parent-style-name="Standard">
      <style:text-properties style:text-underline-style="solid" style:text-underline-width="auto" style:text-underline-color="font-color" officeooo:paragraph-rsid="00b41e59"/>
    </style:style>
    <style:style style:name="P30" style:family="paragraph" style:parent-style-name="Standard">
      <style:text-properties style:text-underline-style="solid" style:text-underline-width="auto" style:text-underline-color="font-color" officeooo:paragraph-rsid="012d5155"/>
    </style:style>
    <style:style style:name="P31" style:family="paragraph" style:parent-style-name="Standard">
      <style:text-properties style:text-underline-style="solid" style:text-underline-width="auto" style:text-underline-color="font-color" officeooo:rsid="006d7e0a" officeooo:paragraph-rsid="01372a40"/>
    </style:style>
    <style:style style:name="P32" style:family="paragraph" style:parent-style-name="Standard">
      <style:text-properties style:text-underline-style="solid" style:text-underline-width="auto" style:text-underline-color="font-color" officeooo:paragraph-rsid="014f897c"/>
    </style:style>
    <style:style style:name="P33" style:family="paragraph" style:parent-style-name="Standard">
      <style:text-properties style:text-underline-style="solid" style:text-underline-width="auto" style:text-underline-color="font-color" officeooo:paragraph-rsid="0165ea8e"/>
    </style:style>
    <style:style style:name="P34" style:family="paragraph" style:parent-style-name="Standard">
      <style:text-properties style:text-underline-style="solid" style:text-underline-width="auto" style:text-underline-color="font-color" officeooo:rsid="02763e3e" officeooo:paragraph-rsid="02763e3e"/>
    </style:style>
    <style:style style:name="P35" style:family="paragraph" style:parent-style-name="Standard">
      <style:text-properties officeooo:paragraph-rsid="00062e64"/>
    </style:style>
    <style:style style:name="P36" style:family="paragraph" style:parent-style-name="Standard">
      <style:text-properties officeooo:paragraph-rsid="00001924"/>
    </style:style>
    <style:style style:name="P37" style:family="paragraph" style:parent-style-name="Standard">
      <style:text-properties officeooo:rsid="000b7584" officeooo:paragraph-rsid="000b7584"/>
    </style:style>
    <style:style style:name="P38" style:family="paragraph" style:parent-style-name="Standard">
      <style:text-properties officeooo:rsid="000b7584" officeooo:paragraph-rsid="002aa312"/>
    </style:style>
    <style:style style:name="P39" style:family="paragraph" style:parent-style-name="Standard">
      <style:text-properties officeooo:rsid="000be2f5" officeooo:paragraph-rsid="002aa312"/>
    </style:style>
    <style:style style:name="P40" style:family="paragraph" style:parent-style-name="Standard">
      <style:text-properties officeooo:rsid="000be2f5" officeooo:paragraph-rsid="00806e85"/>
    </style:style>
    <style:style style:name="P41" style:family="paragraph" style:parent-style-name="Standard">
      <style:text-properties officeooo:rsid="001b1148" officeooo:paragraph-rsid="00366dc5"/>
    </style:style>
    <style:style style:name="P42" style:family="paragraph" style:parent-style-name="Standard">
      <style:text-properties officeooo:rsid="001b1148" officeooo:paragraph-rsid="0037d144"/>
    </style:style>
    <style:style style:name="P43" style:family="paragraph" style:parent-style-name="Standard">
      <style:text-properties officeooo:rsid="001d2ccc" officeooo:paragraph-rsid="002aa312"/>
    </style:style>
    <style:style style:name="P44" style:family="paragraph" style:parent-style-name="Standard">
      <style:text-properties officeooo:rsid="001d2ccc" officeooo:paragraph-rsid="00f425a0"/>
    </style:style>
    <style:style style:name="P45" style:family="paragraph" style:parent-style-name="Standard">
      <style:text-properties officeooo:rsid="001d2ccc" officeooo:paragraph-rsid="01a353a6"/>
    </style:style>
    <style:style style:name="P46" style:family="paragraph" style:parent-style-name="Standard">
      <style:text-properties officeooo:rsid="001f1498" officeooo:paragraph-rsid="01a353a6"/>
    </style:style>
    <style:style style:name="P47" style:family="paragraph" style:parent-style-name="Standard">
      <style:text-properties officeooo:rsid="002152e7" officeooo:paragraph-rsid="00916930"/>
    </style:style>
    <style:style style:name="P48" style:family="paragraph" style:parent-style-name="Standard">
      <style:text-properties officeooo:rsid="002152e7" officeooo:paragraph-rsid="0165ea8e"/>
    </style:style>
    <style:style style:name="P49" style:family="paragraph" style:parent-style-name="Standard">
      <style:text-properties officeooo:paragraph-rsid="002aa312"/>
    </style:style>
    <style:style style:name="P50" style:family="paragraph" style:parent-style-name="Standard">
      <style:text-properties fo:font-weight="normal" officeooo:rsid="0125b1f9" officeooo:paragraph-rsid="014f897c" style:font-weight-asian="normal" style:font-weight-complex="normal"/>
    </style:style>
    <style:style style:name="P51" style:family="paragraph" style:parent-style-name="Standard">
      <style:text-properties fo:font-weight="normal" officeooo:rsid="01c7b1eb" officeooo:paragraph-rsid="01c7b1eb" style:font-weight-asian="normal" style:font-weight-complex="normal"/>
    </style:style>
    <style:style style:name="P52" style:family="paragraph" style:parent-style-name="Standard">
      <style:text-properties fo:font-weight="normal" officeooo:rsid="01cfb5c7" officeooo:paragraph-rsid="01cfb5c7" style:font-weight-asian="normal" style:font-weight-complex="normal"/>
    </style:style>
    <style:style style:name="P53" style:family="paragraph" style:parent-style-name="Standard">
      <style:text-properties fo:font-weight="normal" officeooo:rsid="01d1548d" officeooo:paragraph-rsid="01d1548d" style:font-weight-asian="normal" style:font-weight-complex="normal"/>
    </style:style>
    <style:style style:name="P54" style:family="paragraph" style:parent-style-name="Standard">
      <style:text-properties fo:font-weight="normal" officeooo:rsid="00c11136" officeooo:paragraph-rsid="00c11136" style:font-weight-asian="normal" style:font-weight-complex="normal"/>
    </style:style>
    <style:style style:name="P55" style:family="paragraph" style:parent-style-name="Standard">
      <style:text-properties officeooo:rsid="0033b116" officeooo:paragraph-rsid="00366dc5"/>
    </style:style>
    <style:style style:name="P56" style:family="paragraph" style:parent-style-name="Standard">
      <style:text-properties officeooo:rsid="0033b116" officeooo:paragraph-rsid="0037d144"/>
    </style:style>
    <style:style style:name="P57" style:family="paragraph" style:parent-style-name="Standard">
      <style:text-properties officeooo:rsid="0063a93d" officeooo:paragraph-rsid="0066cbd0"/>
    </style:style>
    <style:style style:name="P58" style:family="paragraph" style:parent-style-name="Standard">
      <style:text-properties officeooo:rsid="0063a93d" officeooo:paragraph-rsid="007544df"/>
    </style:style>
    <style:style style:name="P59" style:family="paragraph" style:parent-style-name="Standard">
      <style:text-properties officeooo:rsid="0063a93d" officeooo:paragraph-rsid="011e0a5a"/>
    </style:style>
    <style:style style:name="P60" style:family="paragraph" style:parent-style-name="Standard">
      <style:text-properties officeooo:paragraph-rsid="00806e85"/>
    </style:style>
    <style:style style:name="P61" style:family="paragraph" style:parent-style-name="Standard">
      <style:text-properties officeooo:rsid="006d7e0a" officeooo:paragraph-rsid="00806e85"/>
    </style:style>
    <style:style style:name="P62" style:family="paragraph" style:parent-style-name="Standard">
      <style:text-properties officeooo:rsid="006d7e0a" officeooo:paragraph-rsid="00b41e59"/>
    </style:style>
    <style:style style:name="P63" style:family="paragraph" style:parent-style-name="Standard">
      <style:text-properties officeooo:rsid="006d7e0a" officeooo:paragraph-rsid="014f897c"/>
    </style:style>
    <style:style style:name="P64" style:family="paragraph" style:parent-style-name="Standard">
      <style:text-properties officeooo:paragraph-rsid="0089ad58"/>
    </style:style>
    <style:style style:name="P65" style:family="paragraph" style:parent-style-name="Standard">
      <style:text-properties officeooo:rsid="008b7380" officeooo:paragraph-rsid="008d67b5"/>
    </style:style>
    <style:style style:name="P66" style:family="paragraph" style:parent-style-name="Standard">
      <style:text-properties officeooo:rsid="008b7380" officeooo:paragraph-rsid="00b41e59"/>
    </style:style>
    <style:style style:name="P67" style:family="paragraph" style:parent-style-name="Standard">
      <style:text-properties officeooo:rsid="008e432c" officeooo:paragraph-rsid="008e432c"/>
    </style:style>
    <style:style style:name="P68" style:family="paragraph" style:parent-style-name="Standard">
      <style:text-properties officeooo:rsid="009c8b12" officeooo:paragraph-rsid="009c8b12"/>
    </style:style>
    <style:style style:name="P69" style:family="paragraph" style:parent-style-name="Standard">
      <style:text-properties officeooo:rsid="009f22bb" officeooo:paragraph-rsid="009f22bb"/>
    </style:style>
    <style:style style:name="P70" style:family="paragraph" style:parent-style-name="Standard">
      <style:text-properties officeooo:rsid="00aa5af1" officeooo:paragraph-rsid="00aa5af1"/>
    </style:style>
    <style:style style:name="P71" style:family="paragraph" style:parent-style-name="Standard">
      <style:text-properties officeooo:paragraph-rsid="00b41e59"/>
    </style:style>
    <style:style style:name="P72" style:family="paragraph" style:parent-style-name="Standard">
      <style:text-properties officeooo:rsid="00bb2b47" officeooo:paragraph-rsid="00bb2b47"/>
    </style:style>
    <style:style style:name="P73" style:family="paragraph" style:parent-style-name="Standard">
      <style:text-properties officeooo:rsid="00bf632b" officeooo:paragraph-rsid="00bf632b"/>
    </style:style>
    <style:style style:name="P74" style:family="paragraph" style:parent-style-name="Standard">
      <style:text-properties officeooo:rsid="00e2e033" officeooo:paragraph-rsid="00e2e033"/>
    </style:style>
    <style:style style:name="P75" style:family="paragraph" style:parent-style-name="Standard">
      <style:text-properties style:text-underline-style="none" fo:font-weight="normal" officeooo:rsid="001bcb7c" officeooo:paragraph-rsid="0037d144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1bcb7c" officeooo:paragraph-rsid="01cd6a33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c53f68" officeooo:paragraph-rsid="00c53f68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1c990e0" officeooo:paragraph-rsid="01c990e0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1cfb5c7" officeooo:paragraph-rsid="01cfb5c7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1d1548d" officeooo:paragraph-rsid="01d1548d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1d1548d" officeooo:paragraph-rsid="01d01451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1c7b1eb" officeooo:paragraph-rsid="01c7b1eb" style:font-weight-asian="normal" style:font-weight-complex="normal"/>
    </style:style>
    <style:style style:name="P83" style:family="paragraph" style:parent-style-name="Standard">
      <style:text-properties style:text-underline-style="none" officeooo:rsid="0030dc20" officeooo:paragraph-rsid="0030dc20"/>
    </style:style>
    <style:style style:name="P84" style:family="paragraph" style:parent-style-name="Standard">
      <style:text-properties style:text-underline-style="none" officeooo:rsid="0030dc20" officeooo:paragraph-rsid="0037d144"/>
    </style:style>
    <style:style style:name="P85" style:family="paragraph" style:parent-style-name="Standard">
      <style:text-properties style:text-underline-style="none" officeooo:rsid="0030dc20" officeooo:paragraph-rsid="0255dbb0"/>
    </style:style>
    <style:style style:name="P86" style:family="paragraph" style:parent-style-name="Standard">
      <style:text-properties style:text-underline-style="none" officeooo:rsid="00e2e033" officeooo:paragraph-rsid="00e2e033"/>
    </style:style>
    <style:style style:name="P87" style:family="paragraph" style:parent-style-name="Standard">
      <style:text-properties style:text-underline-style="none" officeooo:rsid="00e37806" officeooo:paragraph-rsid="00e37806"/>
    </style:style>
    <style:style style:name="P88" style:family="paragraph" style:parent-style-name="Standard">
      <style:text-properties style:text-underline-style="none" officeooo:rsid="008e432c" officeooo:paragraph-rsid="008e432c"/>
    </style:style>
    <style:style style:name="P89" style:family="paragraph" style:parent-style-name="Standard">
      <style:text-properties style:text-underline-style="none" officeooo:rsid="00af6174" officeooo:paragraph-rsid="00af6174"/>
    </style:style>
    <style:style style:name="P90" style:family="paragraph" style:parent-style-name="Standard">
      <style:text-properties style:text-underline-style="none" officeooo:rsid="00e73b53" officeooo:paragraph-rsid="00e73b53"/>
    </style:style>
    <style:style style:name="P91" style:family="paragraph" style:parent-style-name="Standard">
      <style:text-properties style:text-underline-style="none" officeooo:rsid="00e90840" officeooo:paragraph-rsid="00e90840"/>
    </style:style>
    <style:style style:name="P92" style:family="paragraph" style:parent-style-name="Standard">
      <style:text-properties style:text-underline-style="none" officeooo:rsid="00eba04f" officeooo:paragraph-rsid="00eba04f"/>
    </style:style>
    <style:style style:name="P93" style:family="paragraph" style:parent-style-name="Standard">
      <style:text-properties style:text-underline-style="none" officeooo:rsid="00ee21f6" officeooo:paragraph-rsid="00ee21f6"/>
    </style:style>
    <style:style style:name="P94" style:family="paragraph" style:parent-style-name="Standard">
      <style:text-properties style:text-underline-style="none" officeooo:rsid="00f23e19" officeooo:paragraph-rsid="00f23e19"/>
    </style:style>
    <style:style style:name="P95" style:family="paragraph" style:parent-style-name="Standard">
      <style:text-properties style:text-underline-style="none" officeooo:rsid="00f950ed" officeooo:paragraph-rsid="00f950ed"/>
    </style:style>
    <style:style style:name="P96" style:family="paragraph" style:parent-style-name="Standard">
      <style:text-properties style:text-underline-style="none" officeooo:rsid="00fe5ebd" officeooo:paragraph-rsid="00fe5ebd"/>
    </style:style>
    <style:style style:name="P97" style:family="paragraph" style:parent-style-name="Standard">
      <style:text-properties style:text-underline-style="none" officeooo:rsid="00fba15b" officeooo:paragraph-rsid="00fba15b"/>
    </style:style>
    <style:style style:name="P98" style:family="paragraph" style:parent-style-name="Standard">
      <style:text-properties style:text-underline-style="none" officeooo:rsid="00ff04c7" officeooo:paragraph-rsid="00ff04c7"/>
    </style:style>
    <style:style style:name="P99" style:family="paragraph" style:parent-style-name="Standard">
      <style:text-properties style:text-underline-style="none" officeooo:rsid="013aa708" officeooo:paragraph-rsid="01479d27"/>
    </style:style>
    <style:style style:name="P100" style:family="paragraph" style:parent-style-name="Standard">
      <style:text-properties style:text-underline-style="none" officeooo:rsid="013aa708" officeooo:paragraph-rsid="0158743d"/>
    </style:style>
    <style:style style:name="P101" style:family="paragraph" style:parent-style-name="Standard">
      <style:text-properties style:text-underline-style="none" officeooo:rsid="013aa708" officeooo:paragraph-rsid="0165ea8e"/>
    </style:style>
    <style:style style:name="P102" style:family="paragraph" style:parent-style-name="Standard">
      <style:text-properties style:text-underline-style="none" officeooo:rsid="013aa708" officeooo:paragraph-rsid="01aab61d"/>
    </style:style>
    <style:style style:name="P103" style:family="paragraph" style:parent-style-name="Standard">
      <style:text-properties style:text-underline-style="none" officeooo:rsid="013aa708" officeooo:paragraph-rsid="01acace5"/>
    </style:style>
    <style:style style:name="P104" style:family="paragraph" style:parent-style-name="Standard">
      <style:text-properties style:text-underline-style="none" officeooo:rsid="013aa708" officeooo:paragraph-rsid="01ad6bc1"/>
    </style:style>
    <style:style style:name="P105" style:family="paragraph" style:parent-style-name="Standard">
      <style:text-properties style:text-underline-style="none" officeooo:rsid="013c5ef9" officeooo:paragraph-rsid="013c5ef9"/>
    </style:style>
    <style:style style:name="P106" style:family="paragraph" style:parent-style-name="Standard">
      <style:text-properties style:text-underline-style="none" officeooo:rsid="013e2e4b" officeooo:paragraph-rsid="013e2e4b"/>
    </style:style>
    <style:style style:name="P107" style:family="paragraph" style:parent-style-name="Standard">
      <style:text-properties style:text-underline-style="none" officeooo:rsid="006d7e0a" officeooo:paragraph-rsid="012d5155"/>
    </style:style>
    <style:style style:name="P108" style:family="paragraph" style:parent-style-name="Standard">
      <style:text-properties style:text-underline-style="none" officeooo:rsid="006d7e0a" officeooo:paragraph-rsid="0165ea8e"/>
    </style:style>
    <style:style style:name="P109" style:family="paragraph" style:parent-style-name="Standard">
      <style:text-properties style:text-underline-style="none" officeooo:rsid="006d7e0a" officeooo:paragraph-rsid="014f897c"/>
    </style:style>
    <style:style style:name="P110" style:family="paragraph" style:parent-style-name="Standard">
      <style:text-properties style:text-underline-style="none" officeooo:rsid="013b0c88" officeooo:paragraph-rsid="015cfc7e"/>
    </style:style>
    <style:style style:name="P111" style:family="paragraph" style:parent-style-name="Standard">
      <style:text-properties style:text-underline-style="none" officeooo:rsid="0207ab9c" officeooo:paragraph-rsid="0207ab9c"/>
    </style:style>
    <style:style style:name="P112" style:family="paragraph" style:parent-style-name="Standard">
      <style:text-properties style:text-underline-style="none" officeooo:rsid="01e89c46" officeooo:paragraph-rsid="01e89c46"/>
    </style:style>
    <style:style style:name="P113" style:family="paragraph" style:parent-style-name="Standard">
      <style:text-properties style:text-underline-style="none" officeooo:rsid="01e89c46" officeooo:paragraph-rsid="027de993"/>
    </style:style>
    <style:style style:name="P114" style:family="paragraph" style:parent-style-name="Standard">
      <style:text-properties style:text-underline-style="none" officeooo:paragraph-rsid="00806e85"/>
    </style:style>
    <style:style style:name="P115" style:family="paragraph" style:parent-style-name="Standard">
      <style:text-properties style:text-underline-style="none" officeooo:rsid="01f18137" officeooo:paragraph-rsid="01f18137"/>
    </style:style>
    <style:style style:name="P116" style:family="paragraph" style:parent-style-name="Standard">
      <style:text-properties style:text-underline-style="none" officeooo:rsid="0208a744" officeooo:paragraph-rsid="027bfd8b"/>
    </style:style>
    <style:style style:name="P117" style:family="paragraph" style:parent-style-name="Standard">
      <style:text-properties style:text-underline-style="none" officeooo:rsid="0208c553" officeooo:paragraph-rsid="027bfd8b"/>
    </style:style>
    <style:style style:name="P118" style:family="paragraph" style:parent-style-name="Standard">
      <style:text-properties fo:font-size="12pt" style:text-underline-style="none" fo:font-weight="normal" officeooo:rsid="005603b8" officeooo:paragraph-rsid="012d5155" style:font-size-asian="12pt" style:font-weight-asian="normal" style:font-size-complex="12pt" style:font-weight-complex="normal"/>
    </style:style>
    <style:style style:name="P119" style:family="paragraph" style:parent-style-name="Standard">
      <style:text-properties fo:font-size="12pt" style:text-underline-style="none" fo:font-weight="normal" officeooo:rsid="01dca5ad" officeooo:paragraph-rsid="02763e3e" style:font-size-asian="12pt" style:font-weight-asian="normal" style:font-size-complex="12pt" style:font-weight-complex="normal"/>
    </style:style>
    <style:style style:name="P120" style:family="paragraph" style:parent-style-name="Standard">
      <style:text-properties fo:font-size="12pt" fo:font-weight="normal" officeooo:rsid="0160b785" officeooo:paragraph-rsid="01691561" style:font-size-asian="12pt" style:font-weight-asian="normal" style:font-size-complex="12pt" style:font-weight-complex="normal"/>
    </style:style>
    <style:style style:name="P121" style:family="paragraph" style:parent-style-name="Standard">
      <style:text-properties fo:font-size="12pt" fo:font-weight="normal" officeooo:rsid="017164be" officeooo:paragraph-rsid="017164be" style:font-size-asian="12pt" style:font-weight-asian="normal" style:font-size-complex="12pt" style:font-weight-complex="normal"/>
    </style:style>
    <style:style style:name="P122" style:family="paragraph" style:parent-style-name="Standard">
      <style:text-properties fo:font-size="12pt" fo:font-weight="normal" officeooo:rsid="01725d57" officeooo:paragraph-rsid="01725d57" style:font-size-asian="12pt" style:font-weight-asian="normal" style:font-size-complex="12pt" style:font-weight-complex="normal"/>
    </style:style>
    <style:style style:name="P123" style:family="paragraph" style:parent-style-name="Standard">
      <style:text-properties fo:font-size="12pt" officeooo:rsid="0161ffae" officeooo:paragraph-rsid="0170dc28" style:font-size-asian="12pt" style:font-size-complex="12pt"/>
    </style:style>
    <style:style style:name="P124" style:family="paragraph" style:parent-style-name="Standard">
      <style:text-properties fo:font-size="12pt" officeooo:rsid="01725d57" officeooo:paragraph-rsid="01725d57" style:font-size-asian="12pt" style:font-size-complex="12pt"/>
    </style:style>
    <style:style style:name="P125" style:family="paragraph" style:parent-style-name="Standard">
      <style:text-properties officeooo:rsid="00806e85" officeooo:paragraph-rsid="00b41e59"/>
    </style:style>
    <style:style style:name="P126" style:family="paragraph" style:parent-style-name="Standard">
      <style:text-properties officeooo:rsid="00806e85" officeooo:paragraph-rsid="00806e85"/>
    </style:style>
    <style:style style:name="P127" style:family="paragraph" style:parent-style-name="Standard">
      <style:text-properties officeooo:rsid="00806e85" officeooo:paragraph-rsid="012d5155"/>
    </style:style>
    <style:style style:name="P128" style:family="paragraph" style:parent-style-name="Standard">
      <style:text-properties officeooo:rsid="00f950ed" officeooo:paragraph-rsid="00f950ed"/>
    </style:style>
    <style:style style:name="P129" style:family="paragraph" style:parent-style-name="Standard">
      <style:text-properties officeooo:rsid="00fba15b" officeooo:paragraph-rsid="00fba15b"/>
    </style:style>
    <style:style style:name="P130" style:family="paragraph" style:parent-style-name="Standard">
      <style:text-properties officeooo:rsid="00fc2b62" officeooo:paragraph-rsid="00fc2b62"/>
    </style:style>
    <style:style style:name="P131" style:family="paragraph" style:parent-style-name="Standard">
      <style:text-properties officeooo:rsid="00fc2b62" officeooo:paragraph-rsid="00fe20e4"/>
    </style:style>
    <style:style style:name="P132" style:family="paragraph" style:parent-style-name="Standard">
      <style:text-properties officeooo:rsid="00fc2b62" officeooo:paragraph-rsid="027cdef1"/>
    </style:style>
    <style:style style:name="P133" style:family="paragraph" style:parent-style-name="Standard">
      <style:text-properties officeooo:rsid="010c1121" officeooo:paragraph-rsid="010c1121"/>
    </style:style>
    <style:style style:name="P134" style:family="paragraph" style:parent-style-name="Standard">
      <style:text-properties officeooo:rsid="0113641d" officeooo:paragraph-rsid="0113641d"/>
    </style:style>
    <style:style style:name="P135" style:family="paragraph" style:parent-style-name="Standard">
      <style:text-properties officeooo:rsid="0113bc8b" officeooo:paragraph-rsid="0113bc8b"/>
    </style:style>
    <style:style style:name="P136" style:family="paragraph" style:parent-style-name="Standard">
      <style:text-properties officeooo:rsid="0122c24b" officeooo:paragraph-rsid="0136d5c5"/>
    </style:style>
    <style:style style:name="P137" style:family="paragraph" style:parent-style-name="Standard">
      <style:text-properties officeooo:rsid="01240e81" officeooo:paragraph-rsid="014f897c"/>
    </style:style>
    <style:style style:name="P138" style:family="paragraph" style:parent-style-name="Standard">
      <style:text-properties officeooo:rsid="0124b330" officeooo:paragraph-rsid="014f897c"/>
    </style:style>
    <style:style style:name="P139" style:family="paragraph" style:parent-style-name="Standard">
      <style:text-properties officeooo:rsid="01257a47" officeooo:paragraph-rsid="014f897c"/>
    </style:style>
    <style:style style:name="P140" style:family="paragraph" style:parent-style-name="Standard">
      <style:text-properties officeooo:rsid="0125b1f9" officeooo:paragraph-rsid="014f897c"/>
    </style:style>
    <style:style style:name="P141" style:family="paragraph" style:parent-style-name="Standard">
      <style:text-properties officeooo:rsid="01265d2c" officeooo:paragraph-rsid="014f897c"/>
    </style:style>
    <style:style style:name="P142" style:family="paragraph" style:parent-style-name="Standard">
      <style:text-properties officeooo:rsid="01265d2c" officeooo:paragraph-rsid="02805f6a"/>
    </style:style>
    <style:style style:name="P143" style:family="paragraph" style:parent-style-name="Standard">
      <style:text-properties officeooo:rsid="01296f49" officeooo:paragraph-rsid="012d5155"/>
    </style:style>
    <style:style style:name="P144" style:family="paragraph" style:parent-style-name="Standard">
      <style:text-properties officeooo:rsid="01298f42" officeooo:paragraph-rsid="012d5155"/>
    </style:style>
    <style:style style:name="P145" style:family="paragraph" style:parent-style-name="Standard">
      <style:text-properties officeooo:rsid="012bd732" officeooo:paragraph-rsid="0138d82a"/>
    </style:style>
    <style:style style:name="P146" style:family="paragraph" style:parent-style-name="Standard">
      <style:text-properties officeooo:rsid="012bd732" officeooo:paragraph-rsid="016382e8"/>
    </style:style>
    <style:style style:name="P147" style:family="paragraph" style:parent-style-name="Standard">
      <style:text-properties officeooo:rsid="012c33dd" officeooo:paragraph-rsid="0138d82a"/>
    </style:style>
    <style:style style:name="P148" style:family="paragraph" style:parent-style-name="Standard">
      <style:text-properties officeooo:rsid="012c33dd" officeooo:paragraph-rsid="01fa871a"/>
    </style:style>
    <style:style style:name="P149" style:family="paragraph" style:parent-style-name="Standard">
      <style:text-properties officeooo:rsid="012c33dd" officeooo:paragraph-rsid="02805959"/>
    </style:style>
    <style:style style:name="P150" style:family="paragraph" style:parent-style-name="Standard">
      <style:text-properties officeooo:paragraph-rsid="012d5155"/>
    </style:style>
    <style:style style:name="P151" style:family="paragraph" style:parent-style-name="Standard">
      <style:text-properties officeooo:rsid="013a6253" officeooo:paragraph-rsid="013a6253"/>
    </style:style>
    <style:style style:name="P152" style:family="paragraph" style:parent-style-name="Standard">
      <style:text-properties officeooo:rsid="01416fe7" officeooo:paragraph-rsid="01416fe7"/>
    </style:style>
    <style:style style:name="P153" style:family="paragraph" style:parent-style-name="Standard">
      <style:text-properties officeooo:rsid="01479d27" officeooo:paragraph-rsid="01479d27"/>
    </style:style>
    <style:style style:name="P154" style:family="paragraph" style:parent-style-name="Standard">
      <style:text-properties officeooo:rsid="01479d27" officeooo:paragraph-rsid="0158743d"/>
    </style:style>
    <style:style style:name="P155" style:family="paragraph" style:parent-style-name="Standard">
      <style:text-properties officeooo:rsid="01479d27" officeooo:paragraph-rsid="0165ea8e"/>
    </style:style>
    <style:style style:name="P156" style:family="paragraph" style:parent-style-name="Standard">
      <style:text-properties officeooo:rsid="01479d27" officeooo:paragraph-rsid="01aab61d"/>
    </style:style>
    <style:style style:name="P157" style:family="paragraph" style:parent-style-name="Standard">
      <style:text-properties officeooo:rsid="01479d27" officeooo:paragraph-rsid="01acace5"/>
    </style:style>
    <style:style style:name="P158" style:family="paragraph" style:parent-style-name="Standard">
      <style:text-properties officeooo:rsid="01479d27" officeooo:paragraph-rsid="01ad6bc1"/>
    </style:style>
    <style:style style:name="P159" style:family="paragraph" style:parent-style-name="Standard">
      <style:text-properties officeooo:paragraph-rsid="014f897c"/>
    </style:style>
    <style:style style:name="P160" style:family="paragraph" style:parent-style-name="Standard">
      <style:text-properties officeooo:rsid="015e374c" officeooo:paragraph-rsid="015e374c"/>
    </style:style>
    <style:style style:name="P161" style:family="paragraph" style:parent-style-name="Standard">
      <style:text-properties officeooo:rsid="015e374c" officeooo:paragraph-rsid="01691561"/>
    </style:style>
    <style:style style:name="P162" style:family="paragraph" style:parent-style-name="Standard">
      <style:text-properties officeooo:rsid="0161ffae" officeooo:paragraph-rsid="016fb764"/>
    </style:style>
    <style:style style:name="P163" style:family="paragraph" style:parent-style-name="Standard">
      <style:text-properties officeooo:rsid="016382e8" officeooo:paragraph-rsid="016382e8"/>
    </style:style>
    <style:style style:name="P164" style:family="paragraph" style:parent-style-name="Standard">
      <style:text-properties officeooo:paragraph-rsid="0165ea8e"/>
    </style:style>
    <style:style style:name="P165" style:family="paragraph" style:parent-style-name="Standard">
      <style:text-properties officeooo:rsid="016ce4bd" officeooo:paragraph-rsid="016ce4bd"/>
    </style:style>
    <style:style style:name="P166" style:family="paragraph" style:parent-style-name="Standard">
      <style:text-properties officeooo:rsid="017f71b2" officeooo:paragraph-rsid="017f71b2"/>
    </style:style>
    <style:style style:name="P167" style:family="paragraph" style:parent-style-name="Standard">
      <style:text-properties officeooo:rsid="017f71b2" officeooo:paragraph-rsid="0280dbbd"/>
    </style:style>
    <style:style style:name="P168" style:family="paragraph" style:parent-style-name="Standard">
      <style:text-properties officeooo:rsid="0181660b" officeooo:paragraph-rsid="0181660b"/>
    </style:style>
    <style:style style:name="P169" style:family="paragraph" style:parent-style-name="Standard">
      <style:text-properties officeooo:rsid="0182051d" officeooo:paragraph-rsid="0182051d"/>
    </style:style>
    <style:style style:name="P170" style:family="paragraph" style:parent-style-name="Standard">
      <style:text-properties officeooo:rsid="0186a65a" officeooo:paragraph-rsid="0186a65a"/>
    </style:style>
    <style:style style:name="P171" style:family="paragraph" style:parent-style-name="Standard">
      <style:text-properties officeooo:rsid="0186a65a" officeooo:paragraph-rsid="0280dbbd"/>
    </style:style>
    <style:style style:name="P172" style:family="paragraph" style:parent-style-name="Standard">
      <style:text-properties officeooo:rsid="0186fc77" officeooo:paragraph-rsid="0186fc77"/>
    </style:style>
    <style:style style:name="P173" style:family="paragraph" style:parent-style-name="Standard">
      <style:text-properties officeooo:rsid="018768df" officeooo:paragraph-rsid="018768df"/>
    </style:style>
    <style:style style:name="P174" style:family="paragraph" style:parent-style-name="Standard">
      <style:text-properties officeooo:rsid="018768df" officeooo:paragraph-rsid="028239bc"/>
    </style:style>
    <style:style style:name="P175" style:family="paragraph" style:parent-style-name="Standard">
      <style:text-properties officeooo:paragraph-rsid="00ee21f6"/>
    </style:style>
    <style:style style:name="P176" style:family="paragraph" style:parent-style-name="Standard">
      <style:text-properties officeooo:rsid="019c0c25" officeooo:paragraph-rsid="019c0c25"/>
    </style:style>
    <style:style style:name="P177" style:family="paragraph" style:parent-style-name="Standard">
      <style:text-properties officeooo:rsid="016c684d" officeooo:paragraph-rsid="0165ea8e"/>
    </style:style>
    <style:style style:name="P178" style:family="paragraph" style:parent-style-name="Standard">
      <style:text-properties officeooo:rsid="00ab94ea" officeooo:paragraph-rsid="00ab94ea"/>
    </style:style>
    <style:style style:name="P179" style:family="paragraph" style:parent-style-name="Standard">
      <style:text-properties officeooo:rsid="00a4b089" officeooo:paragraph-rsid="00a4b089"/>
    </style:style>
    <style:style style:name="P180" style:family="paragraph" style:parent-style-name="Standard">
      <style:text-properties officeooo:rsid="00a2a12f" officeooo:paragraph-rsid="00a2a12f"/>
    </style:style>
    <style:style style:name="P181" style:family="paragraph" style:parent-style-name="Standard">
      <style:text-properties officeooo:rsid="012a8a11" officeooo:paragraph-rsid="01fc12cc"/>
    </style:style>
    <style:style style:name="P182" style:family="paragraph" style:parent-style-name="Standard">
      <style:text-properties style:font-name="Liberation Serif" fo:font-size="12pt" style:text-underline-style="none" style:font-size-asian="12pt" style:font-size-complex="12pt"/>
    </style:style>
    <style:style style:name="P183" style:family="paragraph" style:parent-style-name="Standard">
      <style:text-properties style:font-name="Liberation Serif" fo:font-size="12pt" style:text-underline-style="none" officeooo:paragraph-rsid="021c51c8" style:font-size-asian="12pt" style:font-size-complex="12pt"/>
    </style:style>
    <style:style style:name="P184" style:family="paragraph" style:parent-style-name="Standard">
      <style:text-properties style:font-name="Liberation Serif" fo:font-size="12pt" style:text-underline-style="none" officeooo:paragraph-rsid="021d09fc" style:font-size-asian="12pt" style:font-size-complex="12pt"/>
    </style:style>
    <style:style style:name="P185" style:family="paragraph" style:parent-style-name="Standard">
      <style:text-properties style:font-name="Liberation Serif" fo:font-size="12pt" style:text-underline-style="none" officeooo:paragraph-rsid="021ed9e1" style:font-size-asian="12pt" style:font-size-complex="12pt"/>
    </style:style>
    <style:style style:name="P186" style:family="paragraph" style:parent-style-name="Standard">
      <style:text-properties style:font-name="Liberation Serif" fo:font-size="12pt" style:text-underline-style="none" officeooo:rsid="02235d7b" officeooo:paragraph-rsid="02235d7b" style:font-size-asian="12pt" style:font-size-complex="12pt"/>
    </style:style>
    <style:style style:name="P187" style:family="paragraph" style:parent-style-name="Standard">
      <style:text-properties style:font-name="Liberation Serif" fo:font-size="12pt" style:text-underline-style="none" officeooo:rsid="02235d7b" officeooo:paragraph-rsid="02532103" style:font-size-asian="12pt" style:font-size-complex="12pt"/>
    </style:style>
    <style:style style:name="P188" style:family="paragraph" style:parent-style-name="Standard">
      <style:text-properties style:font-name="Liberation Serif" fo:font-size="12pt" style:text-underline-style="none" officeooo:paragraph-rsid="02258cd4" style:font-size-asian="12pt" style:font-size-complex="12pt"/>
    </style:style>
    <style:style style:name="P189" style:family="paragraph" style:parent-style-name="Standard">
      <style:text-properties style:font-name="Liberation Serif" fo:font-size="12pt" style:text-underline-style="none" officeooo:rsid="0229d138" officeooo:paragraph-rsid="0229d138" style:font-size-asian="12pt" style:font-size-complex="12pt"/>
    </style:style>
    <style:style style:name="P190" style:family="paragraph" style:parent-style-name="Standard">
      <style:text-properties style:font-name="Liberation Serif" fo:font-size="12pt" style:text-underline-style="none" officeooo:rsid="0229d138" officeooo:paragraph-rsid="02532103" style:font-size-asian="12pt" style:font-size-complex="12pt"/>
    </style:style>
    <style:style style:name="P191" style:family="paragraph" style:parent-style-name="Standard">
      <style:text-properties style:font-name="Liberation Serif" fo:font-size="12pt" style:text-underline-style="none" officeooo:rsid="0232663a" officeooo:paragraph-rsid="0232663a" style:font-size-asian="12pt" style:font-size-complex="12pt"/>
    </style:style>
    <style:style style:name="P192" style:family="paragraph" style:parent-style-name="Standard">
      <style:text-properties style:font-name="Liberation Serif" fo:font-size="12pt" style:text-underline-style="none" officeooo:rsid="0232663a" officeooo:paragraph-rsid="02350abb" style:font-size-asian="12pt" style:font-size-complex="12pt"/>
    </style:style>
    <style:style style:name="P193" style:family="paragraph" style:parent-style-name="Standard">
      <style:text-properties style:font-name="Liberation Serif" fo:font-size="12pt" style:text-underline-style="none" officeooo:rsid="02366b7d" officeooo:paragraph-rsid="02366b7d" style:font-size-asian="12pt" style:font-size-complex="12pt"/>
    </style:style>
    <style:style style:name="P194" style:family="paragraph" style:parent-style-name="Standard">
      <style:text-properties style:font-name="Liberation Serif" fo:font-size="12pt" style:text-underline-style="none" officeooo:paragraph-rsid="022949d3" style:font-size-asian="12pt" style:font-size-complex="12pt"/>
    </style:style>
    <style:style style:name="P195" style:family="paragraph" style:parent-style-name="Standard">
      <style:text-properties style:font-name="Liberation Serif" fo:font-size="12pt" style:text-underline-style="none" officeooo:rsid="025210d4" officeooo:paragraph-rsid="025210d4" style:font-size-asian="12pt" style:font-size-complex="12pt"/>
    </style:style>
    <style:style style:name="P196" style:family="paragraph" style:parent-style-name="Standard">
      <style:text-properties style:font-name="Liberation Serif" fo:font-size="12pt" style:text-underline-style="none" officeooo:rsid="002d793a" officeooo:paragraph-rsid="02532103" style:font-size-asian="12pt" style:font-size-complex="12pt"/>
    </style:style>
    <style:style style:name="P197" style:family="paragraph" style:parent-style-name="Standard">
      <style:text-properties style:font-name="Liberation Serif" fo:font-size="12pt" style:text-underline-style="none" officeooo:rsid="00aa5af1" officeooo:paragraph-rsid="0254be9a" style:font-size-asian="12pt" style:font-size-complex="12pt"/>
    </style:style>
    <style:style style:name="P198" style:family="paragraph" style:parent-style-name="Standard">
      <style:text-properties style:font-name="Liberation Serif" fo:font-size="12pt" style:text-underline-style="solid" style:text-underline-width="auto" style:text-underline-color="font-color" officeooo:paragraph-rsid="021c51c8" style:font-size-asian="12pt" style:font-size-complex="12pt"/>
    </style:style>
    <style:style style:name="P199" style:family="paragraph" style:parent-style-name="Standard">
      <style:text-properties fo:font-size="18pt" fo:font-weight="bold" officeooo:rsid="0000a73a" officeooo:paragraph-rsid="0000a73a" style:font-size-asian="15.75pt" style:font-weight-asian="bold" style:font-size-complex="18pt" style:font-weight-complex="bold"/>
    </style:style>
    <style:style style:name="P200" style:family="paragraph" style:parent-style-name="Standard">
      <style:text-properties officeooo:rsid="0030dc20" officeooo:paragraph-rsid="0255dbb0"/>
    </style:style>
    <style:style style:name="P201" style:family="paragraph" style:parent-style-name="Standard">
      <style:text-properties officeooo:rsid="01d1548d" officeooo:paragraph-rsid="01d1548d"/>
    </style:style>
    <style:style style:name="P202" style:family="paragraph" style:parent-style-name="Standard">
      <style:text-properties officeooo:rsid="013aa708" officeooo:paragraph-rsid="01acace5"/>
    </style:style>
    <style:style style:name="P203" style:family="paragraph" style:parent-style-name="Standard">
      <style:text-properties officeooo:rsid="013aa708" officeooo:paragraph-rsid="01ad6bc1"/>
    </style:style>
    <style:style style:name="P204" style:family="paragraph" style:parent-style-name="Standard">
      <style:text-properties officeooo:rsid="013aa708" officeooo:paragraph-rsid="01aab61d"/>
    </style:style>
    <style:style style:name="P205" style:family="paragraph" style:parent-style-name="Standard">
      <style:text-properties officeooo:rsid="00796aa8" officeooo:paragraph-rsid="01de7b9b"/>
    </style:style>
    <style:style style:name="P206" style:family="paragraph" style:parent-style-name="Standard">
      <style:text-properties officeooo:rsid="0207ab9c" officeooo:paragraph-rsid="0207ab9c"/>
    </style:style>
    <style:style style:name="P207" style:family="paragraph" style:parent-style-name="Standard">
      <style:text-properties officeooo:rsid="00fe5ebd" officeooo:paragraph-rsid="027cdef1"/>
    </style:style>
    <style:style style:name="P208" style:family="paragraph" style:parent-style-name="Standard">
      <style:text-properties officeooo:rsid="00ff04c7" officeooo:paragraph-rsid="00ff04c7"/>
    </style:style>
    <style:style style:name="P209" style:family="paragraph" style:parent-style-name="Standard">
      <style:text-properties officeooo:paragraph-rsid="027e7640"/>
    </style:style>
    <style:style style:name="P210" style:family="paragraph" style:parent-style-name="Standard">
      <style:text-properties style:text-underline-style="none" fo:font-weight="normal" officeooo:rsid="0266181d" officeooo:paragraph-rsid="028a6796" style:font-weight-asian="normal" style:font-weight-complex="normal"/>
    </style:style>
    <style:style style:name="P211" style:family="paragraph" style:parent-style-name="Standard">
      <style:text-properties style:text-underline-style="none" fo:font-weight="normal" officeooo:rsid="00c94249" officeooo:paragraph-rsid="00c94249" style:font-weight-asian="normal" style:font-weight-complex="normal"/>
    </style:style>
    <style:style style:name="P212" style:family="paragraph" style:parent-style-name="Standard">
      <style:text-properties style:text-underline-style="none" fo:font-weight="normal" officeooo:rsid="028ff4b3" officeooo:paragraph-rsid="028ff4b3" style:font-weight-asian="normal" style:font-weight-complex="normal"/>
    </style:style>
    <style:style style:name="P213" style:family="paragraph" style:parent-style-name="Standard">
      <style:text-properties style:text-underline-style="none" fo:font-weight="normal" officeooo:rsid="0294f985" officeooo:paragraph-rsid="0294f985" style:font-weight-asian="normal" style:font-weight-complex="normal"/>
    </style:style>
    <style:style style:name="P214" style:family="paragraph" style:parent-style-name="Standard">
      <style:text-properties style:text-underline-style="none" fo:font-weight="normal" officeooo:rsid="00cc218d" officeooo:paragraph-rsid="0296a938" style:font-weight-asian="normal" style:font-weight-complex="normal"/>
    </style:style>
    <style:style style:name="P215" style:family="paragraph" style:parent-style-name="Standard">
      <style:text-properties style:text-underline-style="none" officeooo:rsid="011b7e13" officeooo:paragraph-rsid="0066cbd0"/>
    </style:style>
    <style:style style:name="P216" style:family="paragraph" style:parent-style-name="Standard">
      <style:text-properties style:text-underline-style="none" officeooo:rsid="0063a93d" officeooo:paragraph-rsid="02aa90a1"/>
    </style:style>
    <style:style style:name="P217" style:family="paragraph" style:parent-style-name="Standard">
      <style:text-properties style:text-underline-style="none" officeooo:rsid="0063a93d" officeooo:paragraph-rsid="02b0d5f8"/>
    </style:style>
    <style:style style:name="P218" style:family="paragraph" style:parent-style-name="Standard">
      <style:text-properties style:text-underline-style="none" officeooo:rsid="0208c553" officeooo:paragraph-rsid="027bfd8b"/>
    </style:style>
    <style:style style:name="P219" style:family="paragraph" style:parent-style-name="Standard">
      <style:text-properties fo:font-size="12pt" style:text-underline-style="none" fo:font-weight="normal" officeooo:rsid="027bfd8b" officeooo:paragraph-rsid="027bfd8b" style:font-size-asian="12pt" style:font-weight-asian="normal" style:font-size-complex="12pt" style:font-weight-complex="normal"/>
    </style:style>
    <style:style style:name="P220" style:family="paragraph" style:parent-style-name="Standard">
      <style:text-properties fo:font-size="12pt" style:text-underline-style="none" fo:font-weight="normal" officeooo:rsid="0063a93d" officeooo:paragraph-rsid="002aa312" style:font-size-asian="12pt" style:font-weight-asian="normal" style:font-size-complex="12pt" style:font-weight-complex="normal"/>
    </style:style>
    <style:style style:name="P221" style:family="paragraph" style:parent-style-name="Standard">
      <style:text-properties style:text-underline-style="solid" style:text-underline-width="auto" style:text-underline-color="font-color" officeooo:paragraph-rsid="00b41e59"/>
    </style:style>
    <style:style style:name="P222" style:family="paragraph" style:parent-style-name="Standard">
      <style:text-properties style:text-underline-style="solid" style:text-underline-width="auto" style:text-underline-color="font-color" fo:font-weight="normal" officeooo:paragraph-rsid="0285af5d" style:font-weight-asian="normal" style:font-weight-complex="normal"/>
    </style:style>
    <style:style style:name="P223" style:family="paragraph" style:parent-style-name="Standard">
      <style:text-properties style:text-underline-style="solid" style:text-underline-width="auto" style:text-underline-color="font-color" fo:font-weight="normal" officeooo:rsid="028a6796" officeooo:paragraph-rsid="028a6796" style:font-weight-asian="normal" style:font-weight-complex="normal"/>
    </style:style>
    <style:style style:name="P224" style:family="paragraph" style:parent-style-name="Standard">
      <style:text-properties style:text-underline-style="solid" style:text-underline-width="auto" style:text-underline-color="font-color" fo:font-weight="normal" officeooo:rsid="028bc83c" officeooo:paragraph-rsid="028bc83c" style:font-weight-asian="normal" style:font-weight-complex="normal"/>
    </style:style>
    <style:style style:name="P225" style:family="paragraph" style:parent-style-name="Standard">
      <style:text-properties style:text-underline-style="solid" style:text-underline-width="auto" style:text-underline-color="font-color" fo:font-weight="normal" officeooo:paragraph-rsid="02910ee1" style:font-weight-asian="normal" style:font-weight-complex="normal"/>
    </style:style>
    <style:style style:name="P226" style:family="paragraph" style:parent-style-name="Standard">
      <style:text-properties style:text-underline-style="solid" style:text-underline-width="auto" style:text-underline-color="font-color" fo:font-weight="normal" officeooo:rsid="01cbd564" officeooo:paragraph-rsid="0296a938" style:font-weight-asian="normal" style:font-weight-complex="normal"/>
    </style:style>
    <style:style style:name="P227" style:family="paragraph" style:parent-style-name="Standard">
      <style:text-properties style:text-underline-style="solid" style:text-underline-width="auto" style:text-underline-color="font-color" fo:font-weight="normal" officeooo:rsid="02997fb9" officeooo:paragraph-rsid="02997fb9" style:font-weight-asian="normal" style:font-weight-complex="normal"/>
    </style:style>
    <style:style style:name="P228" style:family="paragraph" style:parent-style-name="Standard">
      <style:text-properties style:text-underline-style="solid" style:text-underline-width="auto" style:text-underline-color="font-color" fo:font-weight="normal" officeooo:rsid="029e60d0" officeooo:paragraph-rsid="029e60d0" style:font-weight-asian="normal" style:font-weight-complex="normal"/>
    </style:style>
    <style:style style:name="P229" style:family="paragraph" style:parent-style-name="Standard">
      <style:text-properties style:text-underline-style="solid" style:text-underline-width="auto" style:text-underline-color="font-color" fo:font-weight="normal" officeooo:paragraph-rsid="02a0bc2c" style:font-weight-asian="normal" style:font-weight-complex="normal"/>
    </style:style>
    <style:style style:name="P230" style:family="paragraph" style:parent-style-name="Standard">
      <style:text-properties style:text-underline-style="solid" style:text-underline-width="auto" style:text-underline-color="font-color" fo:font-weight="normal" officeooo:paragraph-rsid="02aa90a1" style:font-weight-asian="normal" style:font-weight-complex="normal"/>
    </style:style>
    <style:style style:name="P231" style:family="paragraph" style:parent-style-name="Standard">
      <style:text-properties style:text-underline-style="solid" style:text-underline-width="auto" style:text-underline-color="font-color" fo:font-weight="normal" officeooo:paragraph-rsid="02b0d5f8" style:font-weight-asian="normal" style:font-weight-complex="normal"/>
    </style:style>
    <style:style style:name="P232" style:family="paragraph" style:parent-style-name="Standard">
      <style:text-properties style:text-underline-style="solid" style:text-underline-width="auto" style:text-underline-color="font-color" officeooo:paragraph-rsid="0285af5d"/>
    </style:style>
    <style:style style:name="P233" style:family="paragraph" style:parent-style-name="Standard">
      <style:text-properties style:text-underline-style="solid" style:text-underline-width="auto" style:text-underline-color="font-color" officeooo:paragraph-rsid="02910ee1"/>
    </style:style>
    <style:style style:name="P234" style:family="paragraph" style:parent-style-name="Standard">
      <style:text-properties style:text-underline-style="solid" style:text-underline-width="auto" style:text-underline-color="font-color" officeooo:rsid="0279602e" officeooo:paragraph-rsid="0279602e"/>
    </style:style>
    <style:style style:name="P235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26728e6" officeooo:paragraph-rsid="02848d9f" style:font-size-asian="12pt" style:font-weight-asian="bold" style:font-size-complex="12pt" style:font-weight-complex="bold"/>
    </style:style>
    <style:style style:name="P236" style:family="paragraph" style:parent-style-name="Standard">
      <style:text-properties style:font-name="Liberation Serif" fo:font-size="12pt" style:text-underline-style="none" officeooo:rsid="026728e6" officeooo:paragraph-rsid="02848d9f" style:font-size-asian="12pt" style:font-size-complex="12pt"/>
    </style:style>
    <style:style style:name="P237" style:family="paragraph" style:parent-style-name="Standard">
      <style:text-properties officeooo:rsid="001f1498" officeooo:paragraph-rsid="010c1121"/>
    </style:style>
    <style:style style:name="P238" style:family="paragraph" style:parent-style-name="Standard">
      <style:text-properties officeooo:paragraph-rsid="021ed9e1"/>
    </style:style>
    <style:style style:name="P239" style:family="paragraph" style:parent-style-name="Standard">
      <style:text-properties fo:font-weight="normal" officeooo:rsid="0266b7a5" officeooo:paragraph-rsid="0266b7a5" style:font-weight-asian="normal" style:font-weight-complex="normal"/>
    </style:style>
    <style:style style:name="P240" style:family="paragraph" style:parent-style-name="Standard">
      <style:text-properties fo:font-weight="normal" officeooo:rsid="00c9b65b" officeooo:paragraph-rsid="028a6796" style:font-weight-asian="normal" style:font-weight-complex="normal"/>
    </style:style>
    <style:style style:name="P241" style:family="paragraph" style:parent-style-name="Standard">
      <style:text-properties fo:font-weight="normal" officeooo:rsid="00c9b65b" officeooo:paragraph-rsid="0296a938" style:font-weight-asian="normal" style:font-weight-complex="normal"/>
    </style:style>
    <style:style style:name="P242" style:family="paragraph" style:parent-style-name="Standard">
      <style:text-properties fo:font-weight="normal" officeooo:rsid="0266181d" officeooo:paragraph-rsid="028a6796" style:font-weight-asian="normal" style:font-weight-complex="normal"/>
    </style:style>
    <style:style style:name="P243" style:family="paragraph" style:parent-style-name="Standard">
      <style:text-properties fo:font-weight="normal" officeooo:rsid="02887598" officeooo:paragraph-rsid="02887598" style:font-weight-asian="normal" style:font-weight-complex="normal"/>
    </style:style>
    <style:style style:name="P244" style:family="paragraph" style:parent-style-name="Standard">
      <style:text-properties fo:font-weight="normal" officeooo:rsid="028ff4b3" officeooo:paragraph-rsid="028ff4b3" style:font-weight-asian="normal" style:font-weight-complex="normal"/>
    </style:style>
    <style:style style:name="P245" style:family="paragraph" style:parent-style-name="Standard">
      <style:text-properties fo:font-weight="normal" officeooo:rsid="00cafeb2" officeooo:paragraph-rsid="0296a938" style:font-weight-asian="normal" style:font-weight-complex="normal"/>
    </style:style>
    <style:style style:name="P246" style:family="paragraph" style:parent-style-name="Standard">
      <style:text-properties fo:font-weight="normal" officeooo:rsid="00cc218d" officeooo:paragraph-rsid="02997fb9" style:font-weight-asian="normal" style:font-weight-complex="normal"/>
    </style:style>
    <style:style style:name="P247" style:family="paragraph" style:parent-style-name="Standard">
      <style:text-properties fo:font-weight="normal" officeooo:rsid="028bc83c" officeooo:paragraph-rsid="02910ee1" style:font-weight-asian="normal" style:font-weight-complex="normal"/>
    </style:style>
    <style:style style:name="P248" style:family="paragraph" style:parent-style-name="Standard">
      <style:text-properties fo:font-size="14pt" fo:font-weight="bold" officeooo:paragraph-rsid="0285af5d" style:font-size-asian="14pt" style:font-weight-asian="bold" style:font-size-complex="14pt" style:font-weight-complex="bold"/>
    </style:style>
    <style:style style:name="P249" style:family="paragraph" style:parent-style-name="Standard">
      <style:text-properties fo:font-size="14pt" fo:font-weight="bold" officeooo:paragraph-rsid="02910ee1" style:font-size-asian="14pt" style:font-weight-asian="bold" style:font-size-complex="14pt" style:font-weight-complex="bold"/>
    </style:style>
    <style:style style:name="P250" style:family="paragraph" style:parent-style-name="Standard">
      <style:text-properties fo:font-size="14pt" fo:font-weight="bold" officeooo:paragraph-rsid="02a0bc2c" style:font-size-asian="14pt" style:font-weight-asian="bold" style:font-size-complex="14pt" style:font-weight-complex="bold"/>
    </style:style>
    <style:style style:name="P251" style:family="paragraph" style:parent-style-name="Standard">
      <style:text-properties fo:font-size="14pt" fo:font-weight="bold" officeooo:paragraph-rsid="02aa90a1" style:font-size-asian="14pt" style:font-weight-asian="bold" style:font-size-complex="14pt" style:font-weight-complex="bold"/>
    </style:style>
    <style:style style:name="P252" style:family="paragraph" style:parent-style-name="Standard">
      <style:text-properties fo:font-size="14pt" fo:font-weight="bold" officeooo:paragraph-rsid="02b0d5f8" style:font-size-asian="14pt" style:font-weight-asian="bold" style:font-size-complex="14pt" style:font-weight-complex="bold"/>
    </style:style>
    <style:style style:name="P253" style:family="paragraph" style:parent-style-name="Standard">
      <style:text-properties officeooo:rsid="00062e64" officeooo:paragraph-rsid="0285af5d"/>
    </style:style>
    <style:style style:name="P254" style:family="paragraph" style:parent-style-name="Standard">
      <style:text-properties officeooo:rsid="00062e64" officeooo:paragraph-rsid="02910ee1"/>
    </style:style>
    <style:style style:name="P255" style:family="paragraph" style:parent-style-name="Standard">
      <style:text-properties officeooo:rsid="00062e64" officeooo:paragraph-rsid="02a0bc2c"/>
    </style:style>
    <style:style style:name="P256" style:family="paragraph" style:parent-style-name="Standard">
      <style:text-properties officeooo:rsid="00062e64" officeooo:paragraph-rsid="02aa90a1"/>
    </style:style>
    <style:style style:name="P257" style:family="paragraph" style:parent-style-name="Standard">
      <style:text-properties officeooo:rsid="00062e64" officeooo:paragraph-rsid="02b0d5f8"/>
    </style:style>
    <style:style style:name="P258" style:family="paragraph" style:parent-style-name="Standard">
      <style:text-properties officeooo:rsid="000b7584" officeooo:paragraph-rsid="0285af5d"/>
    </style:style>
    <style:style style:name="P259" style:family="paragraph" style:parent-style-name="Standard">
      <style:text-properties officeooo:rsid="000b7584" officeooo:paragraph-rsid="02a0bc2c"/>
    </style:style>
    <style:style style:name="P260" style:family="paragraph" style:parent-style-name="Standard">
      <style:text-properties officeooo:rsid="000b7584" officeooo:paragraph-rsid="02aa90a1"/>
    </style:style>
    <style:style style:name="P261" style:family="paragraph" style:parent-style-name="Standard">
      <style:text-properties officeooo:rsid="000b7584" officeooo:paragraph-rsid="02b0d5f8"/>
    </style:style>
    <style:style style:name="P262" style:family="paragraph" style:parent-style-name="Standard">
      <style:text-properties officeooo:paragraph-rsid="0285af5d"/>
    </style:style>
    <style:style style:name="P263" style:family="paragraph" style:parent-style-name="Standard">
      <style:text-properties officeooo:paragraph-rsid="02910ee1"/>
    </style:style>
    <style:style style:name="P264" style:family="paragraph" style:parent-style-name="Standard">
      <style:text-properties officeooo:rsid="0292cfd2" officeooo:paragraph-rsid="0292cfd2"/>
    </style:style>
    <style:style style:name="P265" style:family="paragraph" style:parent-style-name="Standard">
      <style:text-properties officeooo:paragraph-rsid="02a0bc2c"/>
    </style:style>
    <style:style style:name="P266" style:family="paragraph" style:parent-style-name="Standard">
      <style:text-properties officeooo:rsid="02a0bc2c" officeooo:paragraph-rsid="02a0bc2c"/>
    </style:style>
    <style:style style:name="P267" style:family="paragraph" style:parent-style-name="Standard">
      <style:text-properties officeooo:rsid="02a2290a" officeooo:paragraph-rsid="02a2290a"/>
    </style:style>
    <style:style style:name="P268" style:family="paragraph" style:parent-style-name="Standard">
      <style:text-properties officeooo:rsid="02a2290a" officeooo:paragraph-rsid="02aa90a1"/>
    </style:style>
    <style:style style:name="P269" style:family="paragraph" style:parent-style-name="Standard">
      <style:text-properties officeooo:rsid="02a2290a" officeooo:paragraph-rsid="02b0d5f8"/>
    </style:style>
    <style:style style:name="P270" style:family="paragraph" style:parent-style-name="Standard">
      <style:text-properties officeooo:rsid="02a4fadd" officeooo:paragraph-rsid="02a4fadd"/>
    </style:style>
    <style:style style:name="P271" style:family="paragraph" style:parent-style-name="Standard">
      <style:text-properties officeooo:rsid="02a4fadd" officeooo:paragraph-rsid="02b0d5f8"/>
    </style:style>
    <style:style style:name="P272" style:family="paragraph" style:parent-style-name="Standard">
      <style:text-properties officeooo:rsid="0063a93d" officeooo:paragraph-rsid="02a0bc2c"/>
    </style:style>
    <style:style style:name="P273" style:family="paragraph" style:parent-style-name="Standard">
      <style:text-properties officeooo:rsid="00796aa8" officeooo:paragraph-rsid="01de7b9b"/>
    </style:style>
    <style:style style:name="P274" style:family="paragraph" style:parent-style-name="Standard">
      <style:text-properties officeooo:paragraph-rsid="02aa90a1"/>
    </style:style>
    <style:style style:name="P275" style:family="paragraph" style:parent-style-name="Standard">
      <style:text-properties officeooo:rsid="02ac371c" officeooo:paragraph-rsid="02ac371c"/>
    </style:style>
    <style:style style:name="P276" style:family="paragraph" style:parent-style-name="Standard">
      <style:text-properties officeooo:rsid="0207ab9c" officeooo:paragraph-rsid="0207ab9c"/>
    </style:style>
    <style:style style:name="P277" style:family="paragraph" style:parent-style-name="Standard">
      <style:text-properties officeooo:paragraph-rsid="02b0d5f8"/>
    </style:style>
    <style:style style:name="P278" style:family="paragraph" style:parent-style-name="Standard">
      <style:text-properties officeooo:paragraph-rsid="012d5155"/>
    </style:style>
    <style:style style:name="T1" style:family="text">
      <style:text-properties officeooo:rsid="000135eb"/>
    </style:style>
    <style:style style:name="T2" style:family="text">
      <style:text-properties officeooo:rsid="0002d3be"/>
    </style:style>
    <style:style style:name="T3" style:family="text">
      <style:text-properties officeooo:rsid="00062e64"/>
    </style:style>
    <style:style style:name="T4" style:family="text">
      <style:text-properties officeooo:rsid="002152e7"/>
    </style:style>
    <style:style style:name="T5" style:family="text">
      <style:text-properties officeooo:rsid="002aa31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62e64"/>
    </style:style>
    <style:style style:name="T8" style:family="text">
      <style:text-properties style:text-underline-style="solid" style:text-underline-width="auto" style:text-underline-color="font-color" officeooo:rsid="021c51c8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37d144"/>
    </style:style>
    <style:style style:name="T11" style:family="text">
      <style:text-properties style:text-underline-style="none" officeooo:rsid="00062e64"/>
    </style:style>
    <style:style style:name="T12" style:family="text">
      <style:text-properties style:text-underline-style="none" officeooo:rsid="006163a4"/>
    </style:style>
    <style:style style:name="T13" style:family="text">
      <style:text-properties style:text-underline-style="none" officeooo:rsid="008c6558"/>
    </style:style>
    <style:style style:name="T14" style:family="text">
      <style:text-properties style:text-underline-style="none" officeooo:rsid="008d67b5"/>
    </style:style>
    <style:style style:name="T15" style:family="text">
      <style:text-properties style:text-underline-style="none" officeooo:rsid="008e432c"/>
    </style:style>
    <style:style style:name="T16" style:family="text">
      <style:text-properties style:text-underline-style="none" officeooo:rsid="009edf15"/>
    </style:style>
    <style:style style:name="T17" style:family="text">
      <style:text-properties style:text-underline-style="none" officeooo:rsid="00a7ae9c"/>
    </style:style>
    <style:style style:name="T18" style:family="text">
      <style:text-properties style:text-underline-style="none" officeooo:rsid="006d7e0a"/>
    </style:style>
    <style:style style:name="T19" style:family="text">
      <style:text-properties style:text-underline-style="none" officeooo:rsid="00b2ffe8"/>
    </style:style>
    <style:style style:name="T20" style:family="text">
      <style:text-properties style:text-underline-style="none" officeooo:rsid="00ba487b"/>
    </style:style>
    <style:style style:name="T21" style:family="text">
      <style:text-properties style:text-underline-style="none" officeooo:rsid="00bf632b"/>
    </style:style>
    <style:style style:name="T22" style:family="text">
      <style:text-properties style:text-underline-style="none" officeooo:rsid="00c27ae1"/>
    </style:style>
    <style:style style:name="T23" style:family="text">
      <style:text-properties style:text-underline-style="none" officeooo:rsid="00cafeb2"/>
    </style:style>
    <style:style style:name="T24" style:family="text">
      <style:text-properties style:text-underline-style="none" officeooo:rsid="00cc218d"/>
    </style:style>
    <style:style style:name="T25" style:family="text">
      <style:text-properties style:text-underline-style="none" officeooo:rsid="00cd6e92"/>
    </style:style>
    <style:style style:name="T26" style:family="text">
      <style:text-properties style:text-underline-style="none" officeooo:rsid="00cecb3a"/>
    </style:style>
    <style:style style:name="T27" style:family="text">
      <style:text-properties style:text-underline-style="none" officeooo:rsid="00d05abf"/>
    </style:style>
    <style:style style:name="T28" style:family="text">
      <style:text-properties style:text-underline-style="none" officeooo:rsid="00d21c20"/>
    </style:style>
    <style:style style:name="T29" style:family="text">
      <style:text-properties style:text-underline-style="none" officeooo:rsid="00e24d9e"/>
    </style:style>
    <style:style style:name="T30" style:family="text">
      <style:text-properties style:text-underline-style="none" officeooo:rsid="00e39407"/>
    </style:style>
    <style:style style:name="T31" style:family="text">
      <style:text-properties style:text-underline-style="none" officeooo:rsid="00e41aee"/>
    </style:style>
    <style:style style:name="T32" style:family="text">
      <style:text-properties style:text-underline-style="none" officeooo:rsid="00ee725a"/>
    </style:style>
    <style:style style:name="T33" style:family="text">
      <style:text-properties style:text-underline-style="none" officeooo:rsid="00ef26bc"/>
    </style:style>
    <style:style style:name="T34" style:family="text">
      <style:text-properties style:text-underline-style="none" officeooo:rsid="00efe33d"/>
    </style:style>
    <style:style style:name="T35" style:family="text">
      <style:text-properties style:text-underline-style="none" officeooo:rsid="00f2515e"/>
    </style:style>
    <style:style style:name="T36" style:family="text">
      <style:text-properties style:text-underline-style="none" officeooo:rsid="00e90840"/>
    </style:style>
    <style:style style:name="T37" style:family="text">
      <style:text-properties style:text-underline-style="none" officeooo:rsid="00ee21f6"/>
    </style:style>
    <style:style style:name="T38" style:family="text">
      <style:text-properties style:text-underline-style="none" officeooo:rsid="00fc2b62"/>
    </style:style>
    <style:style style:name="T39" style:family="text">
      <style:text-properties style:text-underline-style="none" officeooo:rsid="010c1121"/>
    </style:style>
    <style:style style:name="T40" style:family="text">
      <style:text-properties style:text-underline-style="none" officeooo:rsid="01240e81"/>
    </style:style>
    <style:style style:name="T41" style:family="text">
      <style:text-properties style:text-underline-style="none" officeooo:rsid="01257a47"/>
    </style:style>
    <style:style style:name="T42" style:family="text">
      <style:text-properties style:text-underline-style="none" officeooo:rsid="0125b081"/>
    </style:style>
    <style:style style:name="T43" style:family="text">
      <style:text-properties style:text-underline-style="none" officeooo:rsid="0136d5c5"/>
    </style:style>
    <style:style style:name="T44" style:family="text">
      <style:text-properties style:text-underline-style="none" officeooo:rsid="01372a40"/>
    </style:style>
    <style:style style:name="T45" style:family="text">
      <style:text-properties style:text-underline-style="none" officeooo:rsid="0139ab6a"/>
    </style:style>
    <style:style style:name="T46" style:family="text">
      <style:text-properties style:text-underline-style="none" officeooo:rsid="013b0c88"/>
    </style:style>
    <style:style style:name="T47" style:family="text">
      <style:text-properties style:text-underline-style="none" officeooo:rsid="0142d3c3"/>
    </style:style>
    <style:style style:name="T48" style:family="text">
      <style:text-properties style:text-underline-style="none" officeooo:rsid="013aa708"/>
    </style:style>
    <style:style style:name="T49" style:family="text">
      <style:text-properties style:text-underline-style="none" officeooo:rsid="014f897c"/>
    </style:style>
    <style:style style:name="T50" style:family="text">
      <style:text-properties style:text-underline-style="none" officeooo:rsid="015cfc7e"/>
    </style:style>
    <style:style style:name="T51" style:family="text">
      <style:text-properties style:text-underline-style="none" officeooo:rsid="015daeb6"/>
    </style:style>
    <style:style style:name="T52" style:family="text">
      <style:text-properties style:text-underline-style="none" officeooo:rsid="008325b8"/>
    </style:style>
    <style:style style:name="T53" style:family="text">
      <style:text-properties style:text-underline-style="none" officeooo:rsid="016c684d"/>
    </style:style>
    <style:style style:name="T54" style:family="text">
      <style:text-properties style:text-underline-style="none" officeooo:rsid="016ce4bd"/>
    </style:style>
    <style:style style:name="T55" style:family="text">
      <style:text-properties style:text-underline-style="none" officeooo:rsid="012d5155"/>
    </style:style>
    <style:style style:name="T56" style:family="text">
      <style:text-properties style:text-underline-style="none" officeooo:rsid="01935782"/>
    </style:style>
    <style:style style:name="T57" style:family="text">
      <style:text-properties style:text-underline-style="none" officeooo:rsid="019b33f8"/>
    </style:style>
    <style:style style:name="T58" style:family="text">
      <style:text-properties style:text-underline-style="none" officeooo:rsid="01a0f46c"/>
    </style:style>
    <style:style style:name="T59" style:family="text">
      <style:text-properties style:text-underline-style="none" officeooo:rsid="01aa7b4c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1d261c9" style:font-weight-asian="normal" style:font-weight-complex="normal"/>
    </style:style>
    <style:style style:name="T62" style:family="text">
      <style:text-properties style:text-underline-style="none" fo:font-weight="normal" officeooo:rsid="006d7e0a" style:font-weight-asian="normal" style:font-weight-complex="normal"/>
    </style:style>
    <style:style style:name="T63" style:family="text">
      <style:text-properties style:text-underline-style="none" fo:font-weight="normal" officeooo:rsid="00a7ae9c" style:font-weight-asian="normal" style:font-weight-complex="normal"/>
    </style:style>
    <style:style style:name="T64" style:family="text">
      <style:text-properties style:text-underline-style="none" fo:font-weight="normal" officeooo:rsid="0261ac8c" style:font-weight-asian="normal" style:font-weight-complex="normal"/>
    </style:style>
    <style:style style:name="T65" style:family="text">
      <style:text-properties style:text-underline-style="none" fo:font-weight="normal" officeooo:rsid="026ae3df" style:font-weight-asian="normal" style:font-weight-complex="normal"/>
    </style:style>
    <style:style style:name="T66" style:family="text">
      <style:text-properties style:text-underline-style="none" fo:font-weight="normal" officeooo:rsid="010c1121" style:font-weight-asian="normal" style:font-weight-complex="normal"/>
    </style:style>
    <style:style style:name="T67" style:family="text">
      <style:text-properties style:text-underline-style="none" fo:font-weight="normal" officeooo:rsid="02848d9f" style:font-weight-asian="normal" style:font-weight-complex="normal"/>
    </style:style>
    <style:style style:name="T68" style:family="text">
      <style:text-properties style:text-underline-style="none" officeooo:rsid="01c824f2"/>
    </style:style>
    <style:style style:name="T69" style:family="text">
      <style:text-properties style:text-underline-style="none" officeooo:rsid="01c990e0"/>
    </style:style>
    <style:style style:name="T70" style:family="text">
      <style:text-properties style:text-underline-style="none" officeooo:rsid="001bcb7c"/>
    </style:style>
    <style:style style:name="T71" style:family="text">
      <style:text-properties style:text-underline-style="none" officeooo:rsid="01f5a247"/>
    </style:style>
    <style:style style:name="T72" style:family="text">
      <style:text-properties style:text-underline-style="none" officeooo:rsid="02063eef"/>
    </style:style>
    <style:style style:name="T73" style:family="text">
      <style:text-properties style:text-underline-style="none" officeooo:rsid="023cd41d"/>
    </style:style>
    <style:style style:name="T74" style:family="text">
      <style:text-properties style:text-underline-style="none" officeooo:rsid="0255dbb0"/>
    </style:style>
    <style:style style:name="T75" style:family="text">
      <style:text-properties style:text-underline-style="none" officeooo:rsid="025cc755"/>
    </style:style>
    <style:style style:name="T76" style:family="text">
      <style:text-properties style:text-underline-style="none" officeooo:rsid="025e213d"/>
    </style:style>
    <style:style style:name="T77" style:family="text">
      <style:text-properties style:text-underline-style="none" officeooo:rsid="0263b646"/>
    </style:style>
    <style:style style:name="T78" style:family="text">
      <style:text-properties style:text-underline-style="none" officeooo:rsid="0266181d"/>
    </style:style>
    <style:style style:name="T79" style:family="text">
      <style:text-properties style:text-underline-style="none" officeooo:rsid="0279602e"/>
    </style:style>
    <style:style style:name="T80" style:family="text">
      <style:text-properties style:text-underline-style="none" officeooo:rsid="027cdef1"/>
    </style:style>
    <style:style style:name="T81" style:family="text">
      <style:text-properties style:text-underline-style="none" officeooo:rsid="027d3731"/>
    </style:style>
    <style:style style:name="T82" style:family="text">
      <style:text-properties style:text-underline-style="none" officeooo:rsid="027e28ec"/>
    </style:style>
    <style:style style:name="T83" style:family="text">
      <style:text-properties style:text-underline-style="none" officeooo:rsid="02804da4"/>
    </style:style>
    <style:style style:name="T84" style:family="text">
      <style:text-properties style:text-underline-style="none" officeooo:rsid="0286b9fb"/>
    </style:style>
    <style:style style:name="T85" style:family="text">
      <style:text-properties style:text-underline-style="none" officeooo:rsid="02887598"/>
    </style:style>
    <style:style style:name="T86" style:family="text">
      <style:text-properties style:text-underline-style="none" officeooo:rsid="028a6796"/>
    </style:style>
    <style:style style:name="T87" style:family="text">
      <style:text-properties style:text-underline-style="none" officeooo:rsid="028bc83c"/>
    </style:style>
    <style:style style:name="T88" style:family="text">
      <style:text-properties style:text-underline-style="none" officeooo:rsid="028c7c3a"/>
    </style:style>
    <style:style style:name="T89" style:family="text">
      <style:text-properties style:text-underline-style="none" officeooo:rsid="028ff4b3"/>
    </style:style>
    <style:style style:name="T90" style:family="text">
      <style:text-properties style:text-underline-style="none" officeooo:rsid="0296a938"/>
    </style:style>
    <style:style style:name="T91" style:family="text">
      <style:text-properties style:text-underline-style="none" officeooo:rsid="0297de89"/>
    </style:style>
    <style:style style:name="T92" style:family="text">
      <style:text-properties style:text-underline-style="none" officeooo:rsid="01cbd564"/>
    </style:style>
    <style:style style:name="T93" style:family="text">
      <style:text-properties style:text-underline-style="none" officeooo:rsid="029cb003"/>
    </style:style>
    <style:style style:name="T94" style:family="text">
      <style:text-properties style:text-underline-style="none" officeooo:rsid="02b218ea"/>
    </style:style>
    <style:style style:name="T95" style:family="text">
      <style:text-properties officeooo:rsid="0031d321"/>
    </style:style>
    <style:style style:name="T96" style:family="text">
      <style:text-properties officeooo:rsid="0037d144"/>
    </style:style>
    <style:style style:name="T97" style:family="text">
      <style:text-properties officeooo:rsid="003abf9d"/>
    </style:style>
    <style:style style:name="T98" style:family="text">
      <style:text-properties officeooo:rsid="005603b8"/>
    </style:style>
    <style:style style:name="T99" style:family="text">
      <style:text-properties officeooo:rsid="0057832b"/>
    </style:style>
    <style:style style:name="T100" style:family="text">
      <style:text-properties fo:font-size="14pt" fo:font-weight="bold" style:font-size-asian="14pt" style:font-weight-asian="bold" style:font-size-complex="14pt" style:font-weight-complex="bold"/>
    </style:style>
    <style:style style:name="T101" style:family="text">
      <style:text-properties fo:font-size="14pt" fo:font-weight="bold" officeooo:rsid="002f0cc8" style:font-size-asian="14pt" style:font-weight-asian="bold" style:font-size-complex="14pt" style:font-weight-complex="bold"/>
    </style:style>
    <style:style style:name="T102" style:family="text">
      <style:text-properties fo:font-size="14pt" fo:font-weight="bold" officeooo:rsid="00b41e59" style:font-size-asian="14pt" style:font-weight-asian="bold" style:font-size-complex="14pt" style:font-weight-complex="bold"/>
    </style:style>
    <style:style style:name="T103" style:family="text">
      <style:text-properties fo:font-size="14pt" style:text-underline-style="none" fo:font-weight="bold" officeooo:rsid="005603b8" style:font-size-asian="14pt" style:font-weight-asian="bold" style:font-size-complex="14pt" style:font-weight-complex="bold"/>
    </style:style>
    <style:style style:name="T104" style:family="text">
      <style:text-properties fo:font-size="14pt" style:text-underline-style="none" fo:font-weight="bold" officeooo:rsid="0116a0f7" style:font-size-asian="14pt" style:font-weight-asian="bold" style:font-size-complex="14pt" style:font-weight-complex="bold"/>
    </style:style>
    <style:style style:name="T105" style:family="text">
      <style:text-properties fo:font-size="14pt" style:text-underline-style="none" fo:font-weight="bold" officeooo:rsid="012d5155" style:font-size-asian="14pt" style:font-weight-asian="bold" style:font-size-complex="14pt" style:font-weight-complex="bold"/>
    </style:style>
    <style:style style:name="T106" style:family="text">
      <style:text-properties fo:font-size="14pt" style:text-underline-style="none" fo:font-weight="bold" officeooo:rsid="0136d5c5" style:font-size-asian="14pt" style:font-weight-asian="bold" style:font-size-complex="14pt" style:font-weight-complex="bold"/>
    </style:style>
    <style:style style:name="T107" style:family="text">
      <style:text-properties fo:font-size="14pt" style:text-underline-style="none" fo:font-weight="bold" officeooo:rsid="014f897c" style:font-size-asian="14pt" style:font-weight-asian="bold" style:font-size-complex="14pt" style:font-weight-complex="bold"/>
    </style:style>
    <style:style style:name="T108" style:family="text">
      <style:text-properties fo:font-size="14pt" style:text-underline-style="none" fo:font-weight="bold" officeooo:rsid="015c1a8d" style:font-size-asian="14pt" style:font-weight-asian="bold" style:font-size-complex="14pt" style:font-weight-complex="bold"/>
    </style:style>
    <style:style style:name="T109" style:family="text">
      <style:text-properties fo:font-size="14pt" style:text-underline-style="none" fo:font-weight="bold" officeooo:rsid="0165ea8e" style:font-size-asian="14pt" style:font-weight-asian="bold" style:font-size-complex="14pt" style:font-weight-complex="bold"/>
    </style:style>
    <style:style style:name="T1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1" style:family="text">
      <style:text-properties fo:font-size="12pt" style:text-underline-style="none" fo:font-weight="normal" officeooo:rsid="012d5155" style:font-size-asian="12pt" style:font-weight-asian="normal" style:font-size-complex="12pt" style:font-weight-complex="normal"/>
    </style:style>
    <style:style style:name="T112" style:family="text">
      <style:text-properties fo:font-size="12pt" style:text-underline-style="none" fo:font-weight="normal" officeooo:rsid="0136d5c5" style:font-size-asian="12pt" style:font-weight-asian="normal" style:font-size-complex="12pt" style:font-weight-complex="normal"/>
    </style:style>
    <style:style style:name="T113" style:family="text">
      <style:text-properties fo:font-size="12pt" style:text-underline-style="none" fo:font-weight="normal" officeooo:rsid="01dca5ad" style:font-size-asian="12pt" style:font-weight-asian="normal" style:font-size-complex="12pt" style:font-weight-complex="normal"/>
    </style:style>
    <style:style style:name="T114" style:family="text">
      <style:text-properties fo:font-size="12pt" style:text-underline-style="none" fo:font-weight="normal" officeooo:rsid="01de7b9b" style:font-size-asian="12pt" style:font-weight-asian="normal" style:font-size-complex="12pt" style:font-weight-complex="normal"/>
    </style:style>
    <style:style style:name="T115" style:family="text">
      <style:text-properties fo:font-size="12pt" style:text-underline-style="none" fo:font-weight="normal" officeooo:rsid="0054994b" style:font-size-asian="12pt" style:font-weight-asian="normal" style:font-size-complex="12pt" style:font-weight-complex="normal"/>
    </style:style>
    <style:style style:name="T116" style:family="text">
      <style:text-properties fo:font-size="12pt" style:text-underline-style="none" fo:font-weight="normal" officeooo:rsid="011c2b3d" style:font-size-asian="12pt" style:font-weight-asian="normal" style:font-size-complex="12pt" style:font-weight-complex="normal"/>
    </style:style>
    <style:style style:name="T117" style:family="text">
      <style:text-properties fo:font-size="12pt" style:text-underline-style="none" fo:font-weight="normal" officeooo:rsid="02736651" style:font-size-asian="12pt" style:font-weight-asian="normal" style:font-size-complex="12pt" style:font-weight-complex="normal"/>
    </style:style>
    <style:style style:name="T118" style:family="text">
      <style:text-properties fo:font-size="12pt" style:text-underline-style="none" fo:font-weight="normal" officeooo:rsid="02763e3e" style:font-size-asian="12pt" style:font-weight-asian="normal" style:font-size-complex="12pt" style:font-weight-complex="normal"/>
    </style:style>
    <style:style style:name="T119" style:family="text">
      <style:text-properties fo:font-size="12pt" style:text-underline-style="none" fo:font-weight="normal" officeooo:rsid="02777a3c" style:font-size-asian="12pt" style:font-weight-asian="normal" style:font-size-complex="12pt" style:font-weight-complex="normal"/>
    </style:style>
    <style:style style:name="T120" style:family="text">
      <style:text-properties fo:font-size="12pt" style:text-underline-style="none" fo:font-weight="normal" officeooo:rsid="0279602e" style:font-size-asian="12pt" style:font-weight-asian="normal" style:font-size-complex="12pt" style:font-weight-complex="normal"/>
    </style:style>
    <style:style style:name="T121" style:family="text">
      <style:text-properties fo:font-size="12pt" style:text-underline-style="none" fo:font-weight="normal" officeooo:rsid="027bfd8b" style:font-size-asian="12pt" style:font-weight-asian="normal" style:font-size-complex="12pt" style:font-weight-complex="normal"/>
    </style:style>
    <style:style style:name="T122" style:family="text">
      <style:text-properties fo:font-size="12pt" style:text-underline-style="none" fo:font-weight="normal" officeooo:rsid="02a7de1d" style:font-size-asian="12pt" style:font-weight-asian="normal" style:font-size-complex="12pt" style:font-weight-complex="normal"/>
    </style:style>
    <style:style style:name="T123" style:family="text">
      <style:text-properties fo:font-size="12pt" style:text-underline-style="none" fo:font-weight="normal" officeooo:rsid="02a9c67e" style:font-size-asian="12pt" style:font-weight-asian="normal" style:font-size-complex="12pt" style:font-weight-complex="normal"/>
    </style:style>
    <style:style style:name="T12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25" style:family="text">
      <style:text-properties fo:font-size="12pt" style:text-underline-style="none" fo:font-weight="normal" officeooo:rsid="01855c1c" style:font-size-asian="10.5pt" style:font-weight-asian="normal" style:font-size-complex="12pt" style:font-weight-complex="normal"/>
    </style:style>
    <style:style style:name="T126" style:family="text">
      <style:text-properties fo:font-size="12pt" style:text-underline-style="none" fo:font-weight="normal" officeooo:rsid="027ec3bd" style:font-size-asian="10.5pt" style:font-weight-asian="normal" style:font-size-complex="12pt" style:font-weight-complex="normal"/>
    </style:style>
    <style:style style:name="T127" style:family="text">
      <style:text-properties fo:font-size="12pt" style:text-underline-style="none" officeooo:rsid="005603b8" style:font-size-asian="12pt" style:font-size-complex="12pt"/>
    </style:style>
    <style:style style:name="T128" style:family="text">
      <style:text-properties fo:font-size="12pt" style:text-underline-style="none" officeooo:rsid="014f897c" style:font-size-asian="12pt" style:font-size-complex="12pt"/>
    </style:style>
    <style:style style:name="T129" style:family="text">
      <style:text-properties fo:font-size="12pt" style:text-underline-style="none" officeooo:rsid="027de993" style:font-size-asian="12pt" style:font-size-complex="12pt"/>
    </style:style>
    <style:style style:name="T130" style:family="text">
      <style:text-properties fo:font-size="12pt" style:text-underline-style="none" officeooo:rsid="027ec3bd" style:font-size-asian="12pt" style:font-size-complex="12pt"/>
    </style:style>
    <style:style style:name="T131" style:family="text">
      <style:text-properties fo:font-size="12pt" style:text-underline-style="none" officeooo:rsid="0280dbbd" style:font-size-asian="12pt" style:font-size-complex="12pt"/>
    </style:style>
    <style:style style:name="T132" style:family="text">
      <style:text-properties fo:font-size="12pt" officeooo:rsid="01725d57" style:font-size-asian="12pt" style:font-size-complex="12pt"/>
    </style:style>
    <style:style style:name="T133" style:family="text">
      <style:text-properties fo:font-size="12pt" officeooo:rsid="027e7640" style:font-size-asian="12pt" style:font-size-complex="12pt"/>
    </style:style>
    <style:style style:name="T134" style:family="text">
      <style:text-properties fo:font-size="12pt" fo:font-weight="normal" style:font-size-asian="12pt" style:font-weight-asian="normal" style:font-size-complex="12pt" style:font-weight-complex="normal"/>
    </style:style>
    <style:style style:name="T135" style:family="text">
      <style:text-properties fo:font-size="12pt" fo:font-weight="normal" officeooo:rsid="0279602e" style:font-size-asian="12pt" style:font-weight-asian="normal" style:font-size-complex="12pt" style:font-weight-complex="normal"/>
    </style:style>
    <style:style style:name="T136" style:family="text">
      <style:text-properties fo:font-size="12pt" fo:font-weight="normal" officeooo:rsid="027bfd8b" style:font-size-asian="12pt" style:font-weight-asian="normal" style:font-size-complex="12pt" style:font-weight-complex="normal"/>
    </style:style>
    <style:style style:name="T137" style:family="text">
      <style:text-properties fo:font-size="12pt" fo:font-weight="normal" officeooo:rsid="01de7b9b" style:font-size-asian="12pt" style:font-weight-asian="normal" style:font-size-complex="12pt" style:font-weight-complex="normal"/>
    </style:style>
    <style:style style:name="T138" style:family="text">
      <style:text-properties officeooo:rsid="008325b8"/>
    </style:style>
    <style:style style:name="T139" style:family="text">
      <style:text-properties officeooo:rsid="009cfa2b"/>
    </style:style>
    <style:style style:name="T140" style:family="text">
      <style:text-properties officeooo:rsid="00a2a12f"/>
    </style:style>
    <style:style style:name="T141" style:family="text">
      <style:text-properties officeooo:rsid="00a2fbb6"/>
    </style:style>
    <style:style style:name="T142" style:family="text">
      <style:text-properties officeooo:rsid="00a57043"/>
    </style:style>
    <style:style style:name="T143" style:family="text">
      <style:text-properties officeooo:rsid="00e53ec6"/>
    </style:style>
    <style:style style:name="T144" style:family="text">
      <style:text-properties officeooo:rsid="00e90840"/>
    </style:style>
    <style:style style:name="T145" style:family="text">
      <style:text-properties officeooo:rsid="00ea965b"/>
    </style:style>
    <style:style style:name="T146" style:family="text">
      <style:text-properties officeooo:rsid="00ed8d4e"/>
    </style:style>
    <style:style style:name="T147" style:family="text">
      <style:text-properties officeooo:rsid="00f2515e"/>
    </style:style>
    <style:style style:name="T148" style:family="text">
      <style:text-properties officeooo:rsid="00f425a0"/>
    </style:style>
    <style:style style:name="T149" style:family="text">
      <style:text-properties officeooo:rsid="00f52ac2"/>
    </style:style>
    <style:style style:name="T150" style:family="text">
      <style:text-properties officeooo:rsid="00fe20e4"/>
    </style:style>
    <style:style style:name="T151" style:family="text">
      <style:text-properties officeooo:rsid="010c1121"/>
    </style:style>
    <style:style style:name="T152" style:family="text">
      <style:text-properties officeooo:rsid="01298f42"/>
    </style:style>
    <style:style style:name="T153" style:family="text">
      <style:text-properties officeooo:rsid="0129ae00"/>
    </style:style>
    <style:style style:name="T154" style:family="text">
      <style:text-properties officeooo:rsid="012a8a11"/>
    </style:style>
    <style:style style:name="T155" style:family="text">
      <style:text-properties officeooo:rsid="012bd732"/>
    </style:style>
    <style:style style:name="T156" style:family="text">
      <style:text-properties officeooo:rsid="012daf4a"/>
    </style:style>
    <style:style style:name="T157" style:family="text">
      <style:text-properties officeooo:rsid="01372a40"/>
    </style:style>
    <style:style style:name="T158" style:family="text">
      <style:text-properties officeooo:rsid="01390b38"/>
    </style:style>
    <style:style style:name="T159" style:family="text">
      <style:text-properties officeooo:rsid="013a611a"/>
    </style:style>
    <style:style style:name="T160" style:family="text">
      <style:text-properties officeooo:rsid="013b0c88"/>
    </style:style>
    <style:style style:name="T161" style:family="text">
      <style:text-properties officeooo:rsid="013c5ef9"/>
    </style:style>
    <style:style style:name="T162" style:family="text">
      <style:text-properties officeooo:rsid="0144c32e"/>
    </style:style>
    <style:style style:name="T163" style:family="text">
      <style:text-properties officeooo:rsid="01475834"/>
    </style:style>
    <style:style style:name="T164" style:family="text">
      <style:text-properties officeooo:rsid="01479d27"/>
    </style:style>
    <style:style style:name="T165" style:family="text">
      <style:text-properties officeooo:rsid="014e3dad"/>
    </style:style>
    <style:style style:name="T166" style:family="text">
      <style:text-properties officeooo:rsid="0158453c"/>
    </style:style>
    <style:style style:name="T167" style:family="text">
      <style:text-properties officeooo:rsid="015daeb6"/>
    </style:style>
    <style:style style:name="T168" style:family="text">
      <style:text-properties officeooo:rsid="016c8f6e"/>
    </style:style>
    <style:style style:name="T169" style:family="text">
      <style:text-properties officeooo:rsid="016ce4bd"/>
    </style:style>
    <style:style style:name="T170" style:family="text">
      <style:text-properties officeooo:rsid="017872ab"/>
    </style:style>
    <style:style style:name="T171" style:family="text">
      <style:text-properties officeooo:rsid="0182051d"/>
    </style:style>
    <style:style style:name="T172" style:family="text">
      <style:text-properties officeooo:rsid="01855c1c"/>
    </style:style>
    <style:style style:name="T173" style:family="text">
      <style:text-properties officeooo:rsid="0185e46d"/>
    </style:style>
    <style:style style:name="T174" style:family="text">
      <style:text-properties officeooo:rsid="018b716f"/>
    </style:style>
    <style:style style:name="T175" style:family="text">
      <style:text-properties officeooo:rsid="018c7bce"/>
    </style:style>
    <style:style style:name="T176" style:family="text">
      <style:text-properties officeooo:rsid="0190cc17"/>
    </style:style>
    <style:style style:name="T177" style:family="text">
      <style:text-properties officeooo:rsid="0193df8a"/>
    </style:style>
    <style:style style:name="T178" style:family="text">
      <style:text-properties officeooo:rsid="01a353a6"/>
    </style:style>
    <style:style style:name="T179" style:family="text">
      <style:text-properties officeooo:rsid="01a52644"/>
    </style:style>
    <style:style style:name="T180" style:family="text">
      <style:text-properties officeooo:rsid="01aab61d"/>
    </style:style>
    <style:style style:name="T181" style:family="text">
      <style:text-properties officeooo:rsid="01acace5"/>
    </style:style>
    <style:style style:name="T182" style:family="text">
      <style:text-properties officeooo:rsid="01ad6bc1"/>
    </style:style>
    <style:style style:name="T183" style:family="text">
      <style:text-properties officeooo:rsid="01bd1a64"/>
    </style:style>
    <style:style style:name="T184" style:family="text">
      <style:text-properties officeooo:rsid="01c22dc3"/>
    </style:style>
    <style:style style:name="T185" style:family="text">
      <style:text-properties officeooo:rsid="01c3b4ea"/>
    </style:style>
    <style:style style:name="T186" style:family="text">
      <style:text-properties officeooo:rsid="01d50bde"/>
    </style:style>
    <style:style style:name="T187" style:family="text">
      <style:text-properties officeooo:rsid="01e4f42f"/>
    </style:style>
    <style:style style:name="T188" style:family="text">
      <style:text-properties officeooo:rsid="01fc70c1"/>
    </style:style>
    <style:style style:name="T189" style:family="text">
      <style:text-properties officeooo:rsid="02063eef"/>
    </style:style>
    <style:style style:name="T190" style:family="text">
      <style:text-properties officeooo:rsid="021c51c8"/>
    </style:style>
    <style:style style:name="T191" style:family="text">
      <style:text-properties officeooo:rsid="021d09fc"/>
    </style:style>
    <style:style style:name="T192" style:family="text">
      <style:text-properties officeooo:rsid="021ed9e1"/>
    </style:style>
    <style:style style:name="T193" style:family="text">
      <style:text-properties officeooo:rsid="02235d7b"/>
    </style:style>
    <style:style style:name="T194" style:family="text">
      <style:text-properties officeooo:rsid="02253b6b"/>
    </style:style>
    <style:style style:name="T195" style:family="text">
      <style:text-properties officeooo:rsid="022771c4"/>
    </style:style>
    <style:style style:name="T196" style:family="text">
      <style:text-properties officeooo:rsid="0229d138"/>
    </style:style>
    <style:style style:name="T197" style:family="text">
      <style:text-properties officeooo:rsid="022cd593"/>
    </style:style>
    <style:style style:name="T198" style:family="text">
      <style:text-properties officeooo:rsid="022dbe0f"/>
    </style:style>
    <style:style style:name="T199" style:family="text">
      <style:text-properties officeooo:rsid="022e31d3"/>
    </style:style>
    <style:style style:name="T200" style:family="text">
      <style:text-properties officeooo:rsid="0230bbe8"/>
    </style:style>
    <style:style style:name="T201" style:family="text">
      <style:text-properties officeooo:rsid="0231a2b6"/>
    </style:style>
    <style:style style:name="T202" style:family="text">
      <style:text-properties officeooo:rsid="023293d7"/>
    </style:style>
    <style:style style:name="T203" style:family="text">
      <style:text-properties officeooo:rsid="02350abb"/>
    </style:style>
    <style:style style:name="T204" style:family="text">
      <style:text-properties officeooo:rsid="02379d96"/>
    </style:style>
    <style:style style:name="T205" style:family="text">
      <style:text-properties style:font-name="Liberation Serif" fo:font-size="12pt" style:text-underline-style="none" style:font-size-asian="12pt" style:font-size-complex="12pt"/>
    </style:style>
    <style:style style:name="T206" style:family="text">
      <style:text-properties style:font-name="Liberation Serif" fo:font-size="12pt" style:text-underline-style="none" officeooo:rsid="021ed9e1" style:font-size-asian="12pt" style:font-size-complex="12pt"/>
    </style:style>
    <style:style style:name="T207" style:family="text">
      <style:text-properties style:font-name="Liberation Serif" fo:font-size="12pt" style:text-underline-style="none" officeooo:rsid="0220bade" style:font-size-asian="12pt" style:font-size-complex="12pt"/>
    </style:style>
    <style:style style:name="T208" style:family="text">
      <style:text-properties style:font-name="Liberation Serif" fo:font-size="12pt" style:text-underline-style="none" officeooo:rsid="024c8acc" style:font-size-asian="12pt" style:font-size-complex="12pt"/>
    </style:style>
    <style:style style:name="T209" style:family="text">
      <style:text-properties style:font-name="Liberation Serif" fo:font-size="12pt" style:text-underline-style="none" officeooo:rsid="028d9b3e" style:font-size-asian="12pt" style:font-size-complex="12pt"/>
    </style:style>
    <style:style style:name="T210" style:family="text">
      <style:text-properties style:font-name="Liberation Serif" fo:font-size="12pt" style:text-underline-style="none" officeooo:rsid="028f09d7" style:font-size-asian="12pt" style:font-size-complex="12pt"/>
    </style:style>
    <style:style style:name="T211" style:family="text">
      <style:text-properties style:font-name="Liberation Serif" fo:font-size="12pt" style:text-underline-style="none" officeooo:rsid="025e213d" style:font-size-asian="12pt" style:font-size-complex="12pt"/>
    </style:style>
    <style:style style:name="T212" style:family="text">
      <style:text-properties style:font-name="Liberation Serif" fo:font-size="12pt" style:text-underline-style="none" officeooo:rsid="01cd6a33" style:font-size-asian="12pt" style:font-size-complex="12pt"/>
    </style:style>
    <style:style style:name="T213" style:family="text">
      <style:text-properties style:font-name="Liberation Serif" fo:font-size="12pt" style:text-underline-style="none" officeooo:rsid="025eff77" style:font-size-asian="12pt" style:font-size-complex="12pt"/>
    </style:style>
    <style:style style:name="T214" style:family="text">
      <style:text-properties style:font-name="Liberation Serif" fo:font-size="12pt" style:text-underline-style="none" officeooo:rsid="0261ac8c" style:font-size-asian="12pt" style:font-size-complex="12pt"/>
    </style:style>
    <style:style style:name="T215" style:family="text">
      <style:text-properties style:font-name="Liberation Serif" fo:font-size="12pt" style:text-underline-style="none" officeooo:rsid="01ce0273" style:font-size-asian="12pt" style:font-size-complex="12pt"/>
    </style:style>
    <style:style style:name="T216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217" style:family="text">
      <style:text-properties style:font-name="Liberation Serif" fo:font-size="12pt" style:text-underline-style="solid" style:text-underline-width="auto" style:text-underline-color="font-color" officeooo:rsid="021c51c8" style:font-size-asian="12pt" style:font-size-complex="12pt"/>
    </style:style>
    <style:style style:name="T218" style:family="text">
      <style:text-properties style:font-name="Liberation Serif" fo:font-size="12pt" style:text-underline-style="solid" style:text-underline-width="auto" style:text-underline-color="font-color" officeooo:rsid="002972df" style:font-size-asian="12pt" style:font-size-complex="12pt"/>
    </style:style>
    <style:style style:name="T219" style:family="text">
      <style:text-properties style:font-name="Liberation Serif" fo:font-size="12pt" style:text-underline-style="solid" style:text-underline-width="auto" style:text-underline-color="font-color" fo:font-weight="normal" officeooo:rsid="021c51c8" style:font-size-asian="12pt" style:font-weight-asian="normal" style:font-size-complex="12pt" style:font-weight-complex="normal"/>
    </style:style>
    <style:style style:name="T220" style:family="text">
      <style:text-properties style:font-name="Liberation Serif" fo:font-size="12pt" style:text-underline-style="solid" style:text-underline-width="auto" style:text-underline-color="font-color" fo:font-weight="normal" officeooo:rsid="002972df" style:font-size-asian="12pt" style:font-weight-asian="normal" style:font-size-complex="12pt" style:font-weight-complex="normal"/>
    </style:style>
    <style:style style:name="T221" style:family="text">
      <style:text-properties style:font-name="Liberation Serif" fo:font-size="12pt" style:font-size-asian="12pt" style:font-size-complex="12pt"/>
    </style:style>
    <style:style style:name="T222" style:family="text">
      <style:text-properties style:font-name="Liberation Serif" fo:font-size="12pt" officeooo:rsid="002972df" style:font-size-asian="12pt" style:font-size-complex="12pt"/>
    </style:style>
    <style:style style:name="T223" style:family="text">
      <style:text-properties style:font-name="Liberation Serif" fo:font-size="12pt" officeooo:rsid="028a6796" style:font-size-asian="12pt" style:font-size-complex="12pt"/>
    </style:style>
    <style:style style:name="T224" style:family="text">
      <style:text-properties officeooo:rsid="02444952"/>
    </style:style>
    <style:style style:name="T225" style:family="text">
      <style:text-properties officeooo:rsid="0246a987"/>
    </style:style>
    <style:style style:name="T226" style:family="text">
      <style:text-properties officeooo:rsid="02486cdb"/>
    </style:style>
    <style:style style:name="T227" style:family="text">
      <style:text-properties officeooo:rsid="0248bfe6"/>
    </style:style>
    <style:style style:name="T228" style:family="text">
      <style:text-properties officeooo:rsid="0255dbb0"/>
    </style:style>
    <style:style style:name="T229" style:family="text">
      <style:text-properties officeooo:rsid="00393cab"/>
    </style:style>
    <style:style style:name="T230" style:family="text">
      <style:text-properties officeooo:rsid="025ca652"/>
    </style:style>
    <style:style style:name="T231" style:family="text">
      <style:text-properties officeooo:rsid="01cb30e5"/>
    </style:style>
    <style:style style:name="T232" style:family="text">
      <style:text-properties officeooo:rsid="01d01451"/>
    </style:style>
    <style:style style:name="T233" style:family="text">
      <style:text-properties officeooo:rsid="02691cfb"/>
    </style:style>
    <style:style style:name="T234" style:family="text">
      <style:text-properties officeooo:rsid="026b2efa"/>
    </style:style>
    <style:style style:name="T235" style:family="text">
      <style:text-properties officeooo:rsid="026bb1ee"/>
    </style:style>
    <style:style style:name="T236" style:family="text">
      <style:text-properties officeooo:rsid="02736651"/>
    </style:style>
    <style:style style:name="T237" style:family="text">
      <style:text-properties officeooo:rsid="0279602e"/>
    </style:style>
    <style:style style:name="T238" style:family="text">
      <style:text-properties officeooo:rsid="027b2848"/>
    </style:style>
    <style:style style:name="T239" style:family="text">
      <style:text-properties officeooo:rsid="027cdef1"/>
    </style:style>
    <style:style style:name="T240" style:family="text">
      <style:text-properties officeooo:rsid="027d3731"/>
    </style:style>
    <style:style style:name="T241" style:family="text">
      <style:text-properties officeooo:rsid="027de993"/>
    </style:style>
    <style:style style:name="T242" style:family="text">
      <style:text-properties officeooo:rsid="027e28ec"/>
    </style:style>
    <style:style style:name="T243" style:family="text">
      <style:text-properties officeooo:rsid="027ec3bd"/>
    </style:style>
    <style:style style:name="T244" style:family="text">
      <style:text-properties officeooo:rsid="02805959"/>
    </style:style>
    <style:style style:name="T245" style:family="text">
      <style:text-properties officeooo:rsid="02805f6a"/>
    </style:style>
    <style:style style:name="T246" style:family="text">
      <style:text-properties officeooo:rsid="0280dbbd"/>
    </style:style>
    <style:style style:name="T247" style:family="text">
      <style:text-properties officeooo:rsid="028239bc"/>
    </style:style>
    <style:style style:name="T248" style:family="text">
      <style:text-properties officeooo:rsid="02848d9f"/>
    </style:style>
    <style:style style:name="T249" style:family="text">
      <style:text-properties officeooo:rsid="0285af5d"/>
    </style:style>
    <style:style style:name="T250" style:family="text">
      <style:text-properties officeooo:rsid="0286b9fb"/>
    </style:style>
    <style:style style:name="T251" style:family="text">
      <style:text-properties officeooo:rsid="02936aef"/>
    </style:style>
    <style:style style:name="T252" style:family="text">
      <style:text-properties officeooo:rsid="02956a86"/>
    </style:style>
    <style:style style:name="T253" style:family="text">
      <style:text-properties officeooo:rsid="02958800"/>
    </style:style>
    <style:style style:name="T254" style:family="text">
      <style:text-properties officeooo:rsid="0296a938"/>
    </style:style>
    <style:style style:name="T255" style:family="text">
      <style:text-properties officeooo:rsid="029ed7d4"/>
    </style:style>
    <style:style style:name="T256" style:family="text">
      <style:text-properties officeooo:rsid="02a0bc2c"/>
    </style:style>
    <style:style style:name="T257" style:family="text">
      <style:text-properties officeooo:rsid="02aa90a1"/>
    </style:style>
    <style:style style:name="T258" style:family="text">
      <style:text-properties officeooo:rsid="02b0d5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9"><text:span text:style-name="T233">Casos de uso</text:span> de la aplicación local del cliente de PINFbet.</text:p>
      <text:p text:style-name="P18"/>
      <text:p text:style-name="P11">Caso de Uso: <text:span text:style-name="T1">Registro del usuario.</text:span></text:p>
      <text:p text:style-name="P11"/>
      <text:p text:style-name="P19">Descripción<text:span text:style-name="T3">.</text:span></text:p>
      <text:p text:style-name="P35"><text:span text:style-name="T2">Registrar a un nuevo usuario en el sistema de PINFbet</text:span>. </text:p>
      <text:p text:style-name="P35"/>
      <text:p text:style-name="P19">Actores<text:span text:style-name="T3">.</text:span></text:p>
      <text:p text:style-name="P1">El usuario que desea registrarse.</text:p>
      <text:p text:style-name="P35"><text:s/></text:p>
      <text:p text:style-name="P35"><text:span text:style-name="T6">Precondiciones</text:span><text:span text:style-name="T7">.</text:span></text:p>
      <text:p text:style-name="P36"/>
      <text:p text:style-name="P26">Postcondiciones<text:span text:style-name="T3">.</text:span></text:p>
      <text:p text:style-name="P37">El usuario es registrado en el sistema.</text:p>
      <text:p text:style-name="P36"/>
      <text:p text:style-name="P183"><text:span text:style-name="T8">E</text:span><text:span text:style-name="T6">scenario principal.</text:span></text:p>
      <text:p text:style-name="P189">1. El sistema inicializa los campos "Nombre" y "Contraseña" respectivamente con <text:span text:style-name="T195">el siguiente texto: "Nombre" y "Contraseña".</text:span></text:p>
      <text:p text:style-name="P186"><text:span text:style-name="T196">2</text:span>. El sistema muestra al usuario<text:span text:style-name="T199"> los campos: </text:span>"<text:span text:style-name="T195">N</text:span>ombre" y "<text:span text:style-name="T195">C</text:span>ontraseña"<text:span text:style-name="T202"> con sus respectivos valores.</text:span></text:p>
      <text:p text:style-name="P183"><text:span text:style-name="T196">3</text:span>. El usuario <text:span text:style-name="T195">modifica los campos "Nombre" y "Contraseña" para introducir su nombre y su contraseña.</text:span></text:p>
      <text:p text:style-name="P183"><text:span text:style-name="T196">4</text:span>. El sistema comprueba que <text:span text:style-name="T193">los campos mencionados tienen valores correctos.</text:span></text:p>
      <text:p text:style-name="P183"><text:span text:style-name="T196">5</text:span>. El sistema muestra al usuario el contrato de responsabilidad.</text:p>
      <text:p text:style-name="P183"><text:span text:style-name="T196">6.</text:span> El usuario acepta el contrato de responsabilidad<text:span text:style-name="T225"> seleccionado la opción "Confirmar"</text:span>.</text:p>
      <text:p text:style-name="P183"><text:span text:style-name="T196">7</text:span>. El sistema envía al servidor de PINFbet una petición para crear un nuevo usuario en el sistema, enviándole al mismo el nombre y la contraseña introducidos por el usuario.</text:p>
      <text:p text:style-name="P183"><text:span text:style-name="T196">8</text:span>. El sistema informa al usuario de que el registro se ha realizado satisfactoriamente.</text:p>
      <text:p text:style-name="P195">9. El sistema inicia la sesión del usuario con la cuenta que acaba de crear.</text:p>
      <text:p text:style-name="P183"/>
      <text:p text:style-name="P198">Extensiones.</text:p>
      <text:p text:style-name="P183"><text:span text:style-name="T197">4</text:span>a. Nombre no disponible.</text:p>
      <text:p text:style-name="P183"><text:span text:style-name="T190"><text:tab/></text:span>1. El sistema comprueba que el nombre introducido por el usuario no está disponible, informa <text:span text:style-name="T190"><text:tab/></text:span>al<text:span text:style-name="T190"> </text:span>usuario del error y le solicita que introduzca un nuevo nombre (paso <text:span text:style-name="T198">2</text:span>).</text:p>
      <text:p text:style-name="P183"/>
      <text:p text:style-name="P188"><text:span text:style-name="T197">4b</text:span>. Contraseña demasiado corta.</text:p>
      <text:p text:style-name="P188"><text:span text:style-name="T192"><text:tab/></text:span>1. El sistema comprueba que la contraseña introducida por el usuario no tiene mínimo 8 <text:span text:style-name="T192"><text:tab/></text:span>carácteres, informa al usuario del error y le solicita que introduzca una nueva contraseña <text:span text:style-name="T192"><text:tab/></text:span>(paso<text:span text:style-name="T200"> 2</text:span>).</text:p>
      <text:p text:style-name="P183"/>
      <text:p text:style-name="P184"><text:span text:style-name="T197">4c</text:span>. Error de conexión al comprobar<text:span text:style-name="T194"> datos</text:span>.</text:p>
      <text:p text:style-name="P194"><text:span text:style-name="T191"><text:tab/></text:span>1. El sistema informa al <text:span text:style-name="T224">usuario</text:span> de que se ha producido un error de conexión a la hora de <text:span text:style-name="T191"><text:tab/></text:span>comunicarse con el servidor PINFbet<text:span text:style-name="T201"> e</text:span> informa de ello al usuario<text:span text:style-name="T201"> (paso 2)</text:span>.</text:p>
      <text:p text:style-name="P182"/>
      <text:p text:style-name="P191">5-<text:span text:style-name="T226">6</text:span>a. Volver a modificar los datos de la cuenta.</text:p>
      <text:p text:style-name="P192"><text:tab/>1. El usuarios selecciona la opción "Atrás" </text:p>
      <text:p text:style-name="P192"><text:span text:style-name="T203"><text:tab/>2. El sistema vuelve a mostrar los campos "Nombre" y "Contraseña" </text:span>(paso 2).</text:p>
      <text:p text:style-name="P182"/>
      <text:p text:style-name="P185"/>
      <text:p text:style-name="P185"/>
      <text:p text:style-name="P185"><text:soft-page-break/></text:p>
      <text:p text:style-name="P185"/>
      <text:p text:style-name="P185">7a. Error de conexión con el servidor.</text:p>
      <text:p text:style-name="P185"><text:span text:style-name="T192"><text:tab/></text:span>1. El sistema informa al cliente de que se ha producido un error de conexión a la hora de <text:span text:style-name="T192"><text:tab/></text:span>comunicarse con el servidor PINFbet para registrar al usuario e informa a éste de ello.</text:p>
      <text:p text:style-name="P185"><text:span text:style-name="T192"><text:tab/></text:span>2. El usuario selecciona la opción "Reintentar" (paso 7).</text:p>
      <text:p text:style-name="P193"><text:tab/><text:tab/>2a. Volver al contrato.</text:p>
      <text:p text:style-name="P193"><text:tab/><text:tab/><text:tab/>1. El usuario selecciona la opción "<text:span text:style-name="T227">Atrás</text:span>"</text:p>
      <text:p text:style-name="P193"><text:tab/><text:tab/><text:tab/>2. El sistema vuelve a mostrar al usuario el contrato de responsabilidad (paso <text:span text:style-name="T204">5).</text:span></text:p>
      <text:p text:style-name="P185"/>
      <text:p text:style-name="P185">*a. Cancelar registro.</text:p>
      <text:p text:style-name="P185"><text:span text:style-name="T192"><text:tab/></text:span>1. El usuario selecciona la opción "Cancelar" de la pantalla de registro.</text:p>
      <text:p text:style-name="P185"><text:span text:style-name="T192"><text:tab/></text:span>2. El sistema cancela el registro del usuario.</text:p>
      <text:p text:style-name="P238"><text:span text:style-name="T206"><text:tab/></text:span><text:span text:style-name="T205">3. Se </text:span><text:span text:style-name="T207">muestra al usuario el menú </text:span><text:span text:style-name="T208">de inicio de sesión</text:span><text:span text:style-name="T207">.</text:span></text:p>
      <text:p text:style-name="P238"><text:span text:style-name="T207"/></text:p>
      <text:p text:style-name="P236"><text:span text:style-name="T248">*b</text:span>. <text:span text:style-name="T248">Inicio de sesión del</text:span> usuario.</text:p>
      <text:p text:style-name="P236"><text:tab/>1. El usuario selecciona la opción "<text:span text:style-name="T248">Log in</text:span>".</text:p>
      <text:p text:style-name="P235"><text:span text:style-name="T39"><text:tab/></text:span><text:span text:style-name="T66">2. </text:span><text:span text:style-name="T67">Se cancela el registro y se inicializa el menú de inicio de sesión</text:span><text:span text:style-name="T65">.</text:span></text:p>
      <text:p text:style-name="P9"/>
      <text:p text:style-name="P12">Caso de Uso: <text:span text:style-name="T5">Inicio de sesión en el sistema.</text:span></text:p>
      <text:p text:style-name="P12"/>
      <text:p text:style-name="P20">Descripción<text:span text:style-name="T3">.</text:span></text:p>
      <text:p text:style-name="P49"><text:span text:style-name="T5">Iniciar la sesión de un usuario en el sistema de PINFbet</text:span>. </text:p>
      <text:p text:style-name="P49"/>
      <text:p text:style-name="P20">Actores<text:span text:style-name="T3">.</text:span></text:p>
      <text:p text:style-name="P2">El usuario que desea <text:span text:style-name="T5">iniciar su sesión</text:span>.</text:p>
      <text:p text:style-name="P49"><text:s/></text:p>
      <text:p text:style-name="P49"><text:span text:style-name="T6">Precondiciones</text:span><text:span text:style-name="T7">.</text:span></text:p>
      <text:p text:style-name="P49"/>
      <text:p text:style-name="P27">Postcondiciones<text:span text:style-name="T3">.</text:span></text:p>
      <text:p text:style-name="P38">El usuario <text:span text:style-name="T5">inicia su sesión</text:span> en el sistema.</text:p>
      <text:p text:style-name="P27"/>
      <text:p text:style-name="P27">Escenario principal.</text:p>
      <text:p text:style-name="P190">1. El sistema inicializa los campos "Nombre" y "Contraseña" respectivamente con <text:span text:style-name="T195">el siguiente texto: "Nombre" y "Contraseña".</text:span></text:p>
      <text:p text:style-name="P187"><text:span text:style-name="T196">2</text:span>. El sistema muestra al usuario<text:span text:style-name="T199"> los campos: </text:span>"<text:span text:style-name="T195">N</text:span>ombre" y "<text:span text:style-name="T195">C</text:span>ontraseña"<text:span text:style-name="T202"> con sus respectivos valores.</text:span></text:p>
      <text:p text:style-name="P196"><text:span text:style-name="T196">3</text:span>. El usuario <text:span text:style-name="T195">modifica los campos "Nombre" y "Contraseña" para introducir su nombre y su contraseña.</text:span></text:p>
      <text:p text:style-name="P197"><text:span text:style-name="T196">4</text:span>. El sistema comprueba que <text:span text:style-name="T193">los campos mencionados corresponden a una cuenta registrada.</text:span></text:p>
      <text:p text:style-name="P70">5. El sistema inicia la sesión del usuario.</text:p>
      <text:p text:style-name="P70">6. El sistema comprueba que el usuario ya ha <text:span text:style-name="T230">introducido las notas</text:span> del curso anterior.</text:p>
      <text:p text:style-name="P72">7. El sistema comprueba que el usuario ya ha especificado las asignaturas de las que está matriculado.</text:p>
      <text:p text:style-name="P178"><text:span text:style-name="T186">8.</text:span> <text:span text:style-name="T18">El sistema comprueba todas las apuestas </text:span><text:span text:style-name="T17">que han </text:span><text:span text:style-name="T18">finalizad</text:span><text:span text:style-name="T17">o</text:span><text:span text:style-name="T18"> del usuario y aplica el resultado de éstas</text:span><text:span text:style-name="T28"> a su cantidad actual de PINFcoins</text:span><text:span text:style-name="T18">.</text:span></text:p>
      <text:p text:style-name="P39"/>
      <text:p text:style-name="P27">Extensiones.</text:p>
      <text:p text:style-name="P83"><text:span text:style-name="T228">4</text:span>a. Nombre de usuario inexistente.</text:p>
      <text:p text:style-name="P83"><text:tab/>1. El sistema detecta que no existe cuenta con el nombre de usuario introducido en PINFbet, <text:tab/>informa al usuario del error y le solicita que introduzca un nuevo nombre (paso<text:span text:style-name="T234"> 2</text:span>).</text:p>
      <text:p text:style-name="P83"><text:soft-page-break/></text:p>
      <text:p text:style-name="P200"><text:span text:style-name="T10">4</text:span><text:span text:style-name="T74">b</text:span><text:span text:style-name="T9">. </text:span><text:span text:style-name="T10">Contraseña</text:span><text:span text:style-name="T9"> </text:span><text:span text:style-name="T10">incorrecta</text:span><text:span text:style-name="T9">.</text:span></text:p>
      <text:p text:style-name="P85"><text:tab/>1. El sistema detecta que <text:span text:style-name="T229">la</text:span> <text:span text:style-name="T229">contraseña introducida no coincide con la de la </text:span>cuenta <text:span text:style-name="T229">especificada <text:tab/></text:span>con el nombre de usuario introducido, informa al usuario del error y le solicita que introduzca <text:span text:style-name="T229"><text:tab/>de</text:span> nuevo <text:span text:style-name="T229">la contraseña</text:span> (paso<text:span text:style-name="T234"> 2</text:span>).</text:p>
      <text:p text:style-name="P83"/>
      <text:p text:style-name="P41"><text:span text:style-name="T228">4c</text:span>. Error de conexión<text:span text:style-name="T95"> al comprobar el nombre</text:span>.</text:p>
      <text:p text:style-name="P41"><text:tab/>1. El sistema informa al cliente de que se ha producido un error de conexión a la hora de <text:tab/>comunicarse con el servidor PINFbet<text:span text:style-name="T183"> para comprobar el nombre introducido e informa al <text:tab/>usuario de ello</text:span>.</text:p>
      <text:p text:style-name="P55"><text:tab/><text:span text:style-name="T185">2</text:span>. El usuario introduce otro nombre de usuario (paso <text:span text:style-name="T235">2</text:span>).</text:p>
      <text:p text:style-name="P84"/>
      <text:p text:style-name="P42"><text:span text:style-name="T96">4b</text:span>. Error de conexión<text:span text:style-name="T95"> al comprobar la contraseña</text:span>.</text:p>
      <text:p text:style-name="P42"><text:tab/>1. El sistema informa al cliente de que se ha producido un error de conexión a la hora de <text:tab/>comunicarse con el servidor PINFbet<text:span text:style-name="T184"> para comprobar la contraseña e informa al usuario de ello</text:span>.</text:p>
      <text:p text:style-name="P56"><text:tab/><text:span text:style-name="T185">2</text:span>. El usuario introduce otr<text:span text:style-name="T97">a contraseña</text:span> (paso <text:span text:style-name="T235">2</text:span>).</text:p>
      <text:p text:style-name="P75"/>
      <text:p text:style-name="P54"><text:span text:style-name="T9">6a.</text:span><text:span text:style-name="T22"> </text:span><text:span text:style-name="T75">Notas</text:span><text:span text:style-name="T22"> del curso anterior no subid</text:span><text:span text:style-name="T75">as</text:span><text:span text:style-name="T22">.</text:span></text:p>
      <text:p text:style-name="P239"><text:span text:style-name="T22"><text:tab/></text:span><text:span text:style-name="T84">1. Include </text:span><text:span text:style-name="T85">S</text:span><text:span text:style-name="T84">ubir notas.</text:span></text:p>
      <text:p text:style-name="P243"><text:span text:style-name="T84"><text:tab/></text:span><text:span text:style-name="T9">2. Volver al paso 6.</text:span></text:p>
      <text:p text:style-name="P82"/>
      <text:p text:style-name="P51"><text:span text:style-name="T9">6b</text:span><text:span text:style-name="T68">. </text:span><text:span text:style-name="T69">Error de conexión al comprobar el expediente.</text:span></text:p>
      <text:p text:style-name="P78"><text:tab/>1. El sistema un error de conexión a la hora de comprobar si el usuario ha subido el expediente <text:tab/>del curso anterior e informa al usuario de ello<text:span text:style-name="T231"> (paso 2).</text:span></text:p>
      <text:p text:style-name="P77"/>
      <text:p text:style-name="P211">7a. Asignaturas matriculadas no especificadas.</text:p>
      <text:p text:style-name="P212"><text:tab/>1. Include Especificar asignaturas matriculadas.</text:p>
      <text:p text:style-name="P244"><text:span text:style-name="T9"><text:tab/>2. Volver al paso 7.</text:span></text:p>
      <text:p text:style-name="P76"/>
      <text:p text:style-name="P52"><text:span text:style-name="T70">7</text:span><text:span text:style-name="T9">b. Error de conexión al comprobar las asignaturas.</text:span></text:p>
      <text:p text:style-name="P79"><text:tab/>1. El sistema detecta un error de conexión a la hora de comprobar si el usuario ya especificó <text:tab/>todas las asignaturas en las que está matriculado e informa a éste de ello<text:span text:style-name="T232"> (paso 2).</text:span></text:p>
      <text:p text:style-name="P81"/>
      <text:p text:style-name="P53"><text:span text:style-name="T9">8a. Error de conexión al </text:span><text:span text:style-name="T18">compr</text:span><text:span text:style-name="T9">obar</text:span><text:span text:style-name="T18"> todas las apuestas </text:span><text:span text:style-name="T17">que han </text:span><text:span text:style-name="T18">finalizad</text:span><text:span text:style-name="T17">o</text:span><text:span text:style-name="T9">.</text:span></text:p>
      <text:p text:style-name="P201"><text:span text:style-name="T60"><text:tab/>1. El sistema detecta un error de conexión a la hora de comprobar </text:span><text:span text:style-name="T62">las apuestas </text:span><text:span text:style-name="T63">que han </text:span><text:span text:style-name="T60"><text:tab/></text:span><text:span text:style-name="T62">finalizad</text:span><text:span text:style-name="T63">o</text:span><text:span text:style-name="T62"> del usuario</text:span><text:span text:style-name="T60"> e informa a éste de ello</text:span><text:span text:style-name="T64"> </text:span><text:span text:style-name="T60">(paso</text:span><text:span text:style-name="T64"> 2</text:span><text:span text:style-name="T61">)</text:span><text:span text:style-name="T60">.</text:span></text:p>
      <text:p text:style-name="P80"/>
      <text:p text:style-name="P43">*a. Cancelar <text:span text:style-name="T98">inicio de sesión</text:span>.</text:p>
      <text:p text:style-name="P43"><text:tab/>1. El <text:span text:style-name="T4">usuario</text:span> selecciona la opción "Cancelar".</text:p>
      <text:p text:style-name="P43"><text:tab/>2. El sistema cancela el <text:span text:style-name="T99">inicio de sesión</text:span>.</text:p>
      <text:p text:style-name="P237"><text:tab/><text:span text:style-name="T39">3. Se inicializa el </text:span><text:span text:style-name="T73">menú de inicio de la aplicación</text:span><text:span text:style-name="T39">.</text:span></text:p>
      <text:p text:style-name="P237"><text:span text:style-name="T39"/></text:p>
      <text:p text:style-name="P236"><text:span text:style-name="T248">*b</text:span>. Registro de usuario.</text:p>
      <text:p text:style-name="P236"><text:tab/>1. El usuario selecciona la opción "<text:span text:style-name="T255">Sign in</text:span>".</text:p>
      <text:p text:style-name="P235"><text:span text:style-name="T39"><text:tab/></text:span><text:span text:style-name="T66">2. </text:span><text:span text:style-name="T67">Se cancela el inicio de sesión y se inicializa el menú de registro del usuario</text:span><text:span text:style-name="T65">.</text:span></text:p>
      <text:p text:style-name="P220"/>
      <text:p text:style-name="P220"/>
      <text:p text:style-name="P220"/>
      <text:p text:style-name="P250"/>
      <text:p text:style-name="P250"><text:soft-page-break/>Caso de Uso: <text:span text:style-name="T256">Ver ranking.</text:span></text:p>
      <text:p text:style-name="P250"/>
      <text:p text:style-name="P229">Descripción<text:span text:style-name="T3">.</text:span></text:p>
      <text:p text:style-name="P265"><text:span text:style-name="T250">Un usuario comprueba los 30 usuarios con más PINFcoins de PINFbet.</text:span></text:p>
      <text:p text:style-name="P265"/>
      <text:p text:style-name="P229">Actores<text:span text:style-name="T3">.</text:span></text:p>
      <text:p text:style-name="P255">El usuario<text:span text:style-name="T253">.</text:span></text:p>
      <text:p text:style-name="P265"><text:s/></text:p>
      <text:p text:style-name="P265"><text:span text:style-name="T6">Precondiciones</text:span><text:span text:style-name="T7">.</text:span></text:p>
      <text:p text:style-name="P267"><text:span text:style-name="T11">E</text:span><text:span text:style-name="T9">l usuario ha iniciado sesión.</text:span></text:p>
      <text:p text:style-name="P265"/>
      <text:p text:style-name="P265"><text:span text:style-name="T6">Postcondiciones</text:span><text:span text:style-name="T7">.</text:span></text:p>
      <text:p text:style-name="P270"><text:span text:style-name="T11">E</text:span><text:span text:style-name="T9">l usuario obtiene una lista de los 30 usuarios con más PINFcoins de PINFbet.</text:span></text:p>
      <text:p text:style-name="P259"/>
      <text:p text:style-name="P272"><text:span text:style-name="T219">E</text:span><text:span text:style-name="T220">scenario principal.</text:span></text:p>
      <text:p text:style-name="P58"><text:span text:style-name="T117">1</text:span><text:span text:style-name="T110">. </text:span><text:span text:style-name="T113">El sistema muestra al usuario el ranking de usuarios </text:span><text:span text:style-name="T122">con los </text:span><text:span text:style-name="T118">30 primeros usuarios</text:span><text:span text:style-name="T123"> con más PINFcoins de PINFbet</text:span><text:span text:style-name="T110">.</text:span></text:p>
      <text:p text:style-name="P205"><text:span text:style-name="T117">2</text:span><text:span text:style-name="T114">. El usuario selecciona la opción "Atrás" </text:span><text:span text:style-name="T119">y se inicializa el menú principal del usuario con la sesión iniciada</text:span><text:span text:style-name="T114">.</text:span></text:p>
      <text:p text:style-name="P205"><text:span text:style-name="T114"/></text:p>
      <text:p text:style-name="P34"><text:span text:style-name="T137">E</text:span><text:span text:style-name="T134">xtensiones.</text:span></text:p>
      <text:p text:style-name="P119"><text:span text:style-name="T236">1</text:span>a. Error de conexión a la hora de mostrar el ranking.</text:p>
      <text:p text:style-name="P119"><text:tab/>1. El sistema detecta un error de conexión a la hora de mostrar al usuario el <text:tab/><text:tab/><text:tab/><text:tab/>ranking<text:span text:style-name="T239">,</text:span> informa a éste de ello<text:span text:style-name="T239"> e inicializa el menú del usuario</text:span>.</text:p>
      <text:p text:style-name="P215"/>
      <text:p text:style-name="P251">Caso de Uso: <text:span text:style-name="T257">Eliminar cuenta.</text:span></text:p>
      <text:p text:style-name="P251"/>
      <text:p text:style-name="P230">Descripción<text:span text:style-name="T3">.</text:span></text:p>
      <text:p text:style-name="P274"><text:span text:style-name="T250">Un usuario decide borrar su cuenta en PINFbet.</text:span></text:p>
      <text:p text:style-name="P274"/>
      <text:p text:style-name="P230">Actores<text:span text:style-name="T3">.</text:span></text:p>
      <text:p text:style-name="P256">El usuario<text:span text:style-name="T253">.</text:span></text:p>
      <text:p text:style-name="P274"><text:s/></text:p>
      <text:p text:style-name="P274"><text:span text:style-name="T6">Precondiciones</text:span><text:span text:style-name="T7">.</text:span></text:p>
      <text:p text:style-name="P268"><text:span text:style-name="T11">E</text:span><text:span text:style-name="T9">l usuario ha iniciado sesión.</text:span></text:p>
      <text:p text:style-name="P274"/>
      <text:p text:style-name="P274"><text:span text:style-name="T6">Postcondiciones</text:span><text:span text:style-name="T7">.</text:span></text:p>
      <text:p text:style-name="P275"><text:span text:style-name="T9">La cuenta del usuario es borrada de PINFbet.</text:span></text:p>
      <text:p text:style-name="P260"/>
      <text:p text:style-name="P216"><text:span text:style-name="T219">E</text:span><text:span text:style-name="T220">scenario principal.</text:span></text:p>
      <text:p text:style-name="P111"><text:span text:style-name="T237">1</text:span>. El sistema pregunta al usuario de si está seguro de que quiere borrar su cuenta, advirtiéndole <text:tab/>de que no se podrá recuperar la cuenta una vez borrada.</text:p>
      <text:p text:style-name="P111"><text:span text:style-name="T237">2</text:span>. El usuario selecciona la opción "Sí".</text:p>
      <text:p text:style-name="P206"><text:span text:style-name="T79">3</text:span><text:span text:style-name="T9">. El sistema borra la cuenta del usuario.</text:span></text:p>
      <text:p text:style-name="P206"><text:span text:style-name="T79">4</text:span><text:span text:style-name="T9">. El sistema inicializa el</text:span><text:span text:style-name="T110"> </text:span><text:span text:style-name="T121">m</text:span><text:span text:style-name="T115">enú de inicio</text:span><text:span text:style-name="T121"> de sesión</text:span><text:span text:style-name="T110">.</text:span></text:p>
      <text:p text:style-name="P206"><text:span text:style-name="T110"/></text:p>
      <text:p text:style-name="P234"><text:span text:style-name="T134">Extension</text:span><text:span text:style-name="T136">es.</text:span></text:p>
      <text:p text:style-name="P116"><text:span text:style-name="T135">2</text:span><text:span text:style-name="T136">a. El usuario no quiere borrar la cuenta.</text:span></text:p>
      <text:p text:style-name="P219"><text:soft-page-break/><text:tab/>1. El usuario selecciona la opción "No".</text:p>
      <text:p text:style-name="P219"><text:tab/>2. El sistema inicializa el menú de usuario.</text:p>
      <text:p text:style-name="P117"><text:span text:style-name="T237">3</text:span>a. Error de conexión al borrar la cuenta.</text:p>
      <text:p text:style-name="P117"><text:tab/>1. El sistema detecta un error de conexión a la hora de borrar la cuenta del <text:tab/><text:tab/><text:tab/><text:tab/>usuario<text:span text:style-name="T239">,</text:span> informa a éste de ello<text:span text:style-name="T239"> e inicializa el menú del usuario</text:span>.</text:p>
      <text:p text:style-name="P117"/>
      <text:p text:style-name="P252">Caso de Uso: <text:span text:style-name="T258">Cerrar sesión.</text:span></text:p>
      <text:p text:style-name="P252"/>
      <text:p text:style-name="P231">Descripción<text:span text:style-name="T3">.</text:span></text:p>
      <text:p text:style-name="P277"><text:span text:style-name="T250">Un usuario cierra su sesión en PINFbet.</text:span></text:p>
      <text:p text:style-name="P277"/>
      <text:p text:style-name="P231">Actores<text:span text:style-name="T3">.</text:span></text:p>
      <text:p text:style-name="P257">El usuario<text:span text:style-name="T253">.</text:span></text:p>
      <text:p text:style-name="P277"><text:s/></text:p>
      <text:p text:style-name="P277"><text:span text:style-name="T6">Precondiciones</text:span><text:span text:style-name="T7">.</text:span></text:p>
      <text:p text:style-name="P269"><text:span text:style-name="T11">E</text:span><text:span text:style-name="T9">l usuario ha iniciado sesión.</text:span></text:p>
      <text:p text:style-name="P277"/>
      <text:p text:style-name="P277"><text:span text:style-name="T6">Postcondiciones</text:span><text:span text:style-name="T7">.</text:span></text:p>
      <text:p text:style-name="P271"><text:span text:style-name="T11">E</text:span><text:span text:style-name="T9">l usuario </text:span><text:span text:style-name="T94">finaliza su sesión</text:span><text:span text:style-name="T9">.</text:span></text:p>
      <text:p text:style-name="P261"/>
      <text:p text:style-name="P217"><text:span text:style-name="T219">E</text:span><text:span text:style-name="T220">scenario principal.</text:span></text:p>
      <text:p text:style-name="P57"><text:span text:style-name="T79">1. El usuario selecciona la o</text:span><text:span text:style-name="T9">pción "</text:span><text:span text:style-name="T79">Cerrar sesión</text:span><text:span text:style-name="T9">".</text:span></text:p>
      <text:p text:style-name="P59"><text:span text:style-name="T110">2. El sistema </text:span><text:span text:style-name="T116">cierra su sesión</text:span><text:span text:style-name="T120"> y inicializa el menú de inicio de sesión.</text:span></text:p>
      <text:p text:style-name="P248"/>
      <text:p text:style-name="P248">Caso de Uso: <text:span text:style-name="T249">Subir notas.</text:span></text:p>
      <text:p text:style-name="P248"/>
      <text:p text:style-name="P222">Descripción<text:span text:style-name="T3">.</text:span></text:p>
      <text:p text:style-name="P262"><text:span text:style-name="T250">Un usuario sube sus notas del año pasado.</text:span> </text:p>
      <text:p text:style-name="P262"/>
      <text:p text:style-name="P222">Actores<text:span text:style-name="T3">.</text:span></text:p>
      <text:p text:style-name="P253">El usuario<text:span text:style-name="T253">.</text:span></text:p>
      <text:p text:style-name="P262"><text:s/></text:p>
      <text:p text:style-name="P262"><text:span text:style-name="T6">Precondiciones</text:span><text:span text:style-name="T7">.</text:span></text:p>
      <text:p text:style-name="P262"/>
      <text:p text:style-name="P232">Postcondiciones<text:span text:style-name="T3">.</text:span></text:p>
      <text:p text:style-name="P264">Las notas del usuario del curso pasado quedan registradas en PINFbet<text:span text:style-name="T251"> y se otorga al usuario las PINFcoins correspondientes a las notas introducidas</text:span>.</text:p>
      <text:p text:style-name="P258"/>
      <text:p text:style-name="P262"><text:span text:style-name="T217">E</text:span><text:span text:style-name="T218">scenario principal.</text:span></text:p>
      <text:p text:style-name="P240"><text:span text:style-name="T86">1</text:span><text:span text:style-name="T9">. El sistema muestra al usuario una lista de todas las asignaturas</text:span><text:span text:style-name="T87"> y sus notas correspondientes</text:span><text:span text:style-name="T77"> e informa al usuario de que las notas van del 0 al 10</text:span><text:span text:style-name="T88"> <text:s/>y que un -1 significa que no se cursó dicha asignatura</text:span><text:span text:style-name="T77">.</text:span><text:span text:style-name="T87"> Las notas están inicializadas a -1.</text:span><text:span text:style-name="T88"> </text:span></text:p>
      <text:p text:style-name="P240"><text:span text:style-name="T86">2</text:span><text:span text:style-name="T9">. El usuario selecciona una de las asignaturas de la lista</text:span><text:span text:style-name="T78"> e introduce una nota</text:span><text:span text:style-name="T23">.</text:span></text:p>
      <text:p text:style-name="P242"><text:span text:style-name="T86">3</text:span><text:span text:style-name="T9">. El sistema comprueba que la nota es válida.</text:span></text:p>
      <text:p text:style-name="P210"><text:span text:style-name="T223">4</text:span><text:span text:style-name="T222">. Volver al paso 2 hasta que el usuario seleccione la opción Confirmar.</text:span></text:p>
      <text:p text:style-name="P213"><text:span text:style-name="T222">5</text:span><text:span text:style-name="T221">. El sistema otorga al usuario las PINFcoins equivalentes a las notas sacadas el año pasado.</text:span></text:p>
      <text:p text:style-name="P210"><text:span text:style-name="T222"/></text:p>
      <text:p text:style-name="P223"><text:span text:style-name="T222">E</text:span><text:span text:style-name="T221">xtensiones.</text:span></text:p>
      <text:p text:style-name="P224"><text:soft-page-break/><text:span text:style-name="T205">3a. Nota no válida.</text:span></text:p>
      <text:p text:style-name="P224"><text:span text:style-name="T205"><text:tab/>1. El sistema detecta que la nota introducida no es válida, no </text:span><text:span text:style-name="T210">modifca la nota de esa asignatura</text:span><text:span text:style-name="T205"> e </text:span><text:span text:style-name="T210"><text:tab/></text:span><text:span text:style-name="T205">informa al usuario de</text:span><text:span text:style-name="T210">l error</text:span><text:span text:style-name="T209"> (paso 1)</text:span><text:span text:style-name="T205">.</text:span></text:p>
      <text:p text:style-name="P228"><text:span text:style-name="T205">5a. Error de conexión al otorgar las PINFcoins.</text:span></text:p>
      <text:p text:style-name="P228"><text:span text:style-name="T205"><text:tab/>1. El sistema detecta que no se puede comunicar con el servidor de PINFbet e informa al <text:tab/>usuario de ello (paso 2).</text:span></text:p>
      <text:p text:style-name="P224"><text:span text:style-name="T205"/></text:p>
      <text:p text:style-name="P249">Caso de Uso: <text:span text:style-name="T89">Especificar asignaturas matriculadas</text:span><text:span text:style-name="T5">.</text:span></text:p>
      <text:p text:style-name="P249"/>
      <text:p text:style-name="P225">Descripción<text:span text:style-name="T3">.</text:span></text:p>
      <text:p text:style-name="P264">El usuario <text:span text:style-name="T252">especifica las asignaturas en las que está matriculado este año.</text:span></text:p>
      <text:p text:style-name="P263"/>
      <text:p text:style-name="P225">Actores<text:span text:style-name="T3">.</text:span></text:p>
      <text:p text:style-name="P254">El usuario.</text:p>
      <text:p text:style-name="P263"><text:s/></text:p>
      <text:p text:style-name="P263"><text:span text:style-name="T6">Precondiciones</text:span><text:span text:style-name="T7">.</text:span></text:p>
      <text:p text:style-name="P263"/>
      <text:p text:style-name="P233">Postcondiciones<text:span text:style-name="T3">.</text:span></text:p>
      <text:p text:style-name="P266">El servidor almacena las asignaturas en las que el usuario está matriculado este año.</text:p>
      <text:p text:style-name="P233"/>
      <text:p text:style-name="P247"><text:span text:style-name="T216">Escenario principal.</text:span></text:p>
      <text:p text:style-name="P241"><text:span text:style-name="T90">1</text:span><text:span text:style-name="T9">. El sistema muestra al usuario una lista de todas las asignaturas en las que es posible</text:span><text:span text:style-name="T93"> </text:span><text:span text:style-name="T76">matricularse</text:span><text:span text:style-name="T31">,</text:span><text:span text:style-name="T30"> mostrando </text:span><text:span text:style-name="T31">si están ya marcadas o no</text:span><text:span text:style-name="T9">.</text:span><text:span text:style-name="T91"> Por defecto ninguna está marcada.</text:span></text:p>
      <text:p text:style-name="P241"><text:span text:style-name="T90">2</text:span><text:span text:style-name="T9">. El usuario selecciona una de las asignaturas de la lista</text:span><text:span text:style-name="T23">.</text:span></text:p>
      <text:p text:style-name="P245"><text:span text:style-name="T90">3</text:span><text:span text:style-name="T24">. El sistema marca esa asignatura seleccionada si no lo estaba y le quita la marca si la tenía.</text:span></text:p>
      <text:p text:style-name="P214"><text:span text:style-name="T254">4</text:span>. Volver al paso 2 hasta que el usuario seleccione la opción "Confirmar".</text:p>
      <text:p text:style-name="P246"><text:span text:style-name="T90">5</text:span><text:span text:style-name="T25">. </text:span><text:span text:style-name="T26">El sistema almacena en el servidor todas las </text:span><text:span text:style-name="T27">asignaturas</text:span><text:span text:style-name="T26"> marcadas de la lista como asignaturas en las cuales se ha matriculado el usuario.</text:span></text:p>
      <text:p text:style-name="P246"><text:span text:style-name="T26"/></text:p>
      <text:p text:style-name="P227">Extensiones.</text:p>
      <text:p text:style-name="P246"><text:span text:style-name="T90">5</text:span><text:span text:style-name="T92">a. Error de conexión al registrar las asignaturas.</text:span></text:p>
      <text:p text:style-name="P226"><text:span text:style-name="T205"><text:tab/>1. El sistema detecta un error de conexión a la hora de almacenar el en servidor <text:tab/><text:tab/><text:tab/><text:tab/>todas las asignaturas en las que se ha matriculado el usuario e informa a éste de <text:tab/><text:tab/><text:tab/><text:tab/>ello</text:span><text:span text:style-name="T211"> </text:span><text:span text:style-name="T212">(paso</text:span><text:span text:style-name="T213"> </text:span><text:span text:style-name="T214">2</text:span><text:span text:style-name="T211">)</text:span><text:span text:style-name="T215">.</text:span></text:p>
      <text:p text:style-name="P14"/>
      <text:p text:style-name="P71"><text:span text:style-name="T100">Caso de Uso: </text:span><text:span text:style-name="T102">Realizar</text:span><text:span text:style-name="T103"> apuesta</text:span><text:span text:style-name="T101">.</text:span></text:p>
      <text:p text:style-name="P14"/>
      <text:p text:style-name="P22">Descripción<text:span text:style-name="T3">.</text:span></text:p>
      <text:p text:style-name="P125">El usuario realiza una apuesta sobre las calificaciones de asignaturas en las que está matriculado o en las que está matriculado un amigo del usuario.</text:p>
      <text:p text:style-name="P71"/>
      <text:p text:style-name="P22">Actores<text:span text:style-name="T3">.</text:span></text:p>
      <text:p text:style-name="P4">El usuario que <text:span text:style-name="T138">desea realizar la apuesta.</text:span></text:p>
      <text:p text:style-name="P71"><text:s/></text:p>
      <text:p text:style-name="P71"><text:span text:style-name="T6">Precondiciones</text:span><text:span text:style-name="T7">.</text:span></text:p>
      <text:p text:style-name="P71"/>
      <text:p text:style-name="P71"><text:span text:style-name="T6">Postcondiciones</text:span><text:span text:style-name="T7">.</text:span></text:p>
      <text:p text:style-name="P66"><text:span text:style-name="T11">E</text:span><text:span text:style-name="T9">l usuario </text:span><text:span text:style-name="T20">realiza una nueva apuesta.</text:span></text:p>
      <text:p text:style-name="P71"><text:soft-page-break/></text:p>
      <text:p text:style-name="P29">Escenario principal.</text:p>
      <text:p text:style-name="P94">1. El sistema muestra al usuario una lista de posibles usuarios sobre los que apostar (él mismo o sus amigos).</text:p>
      <text:p text:style-name="P62"><text:span text:style-name="T35">2</text:span><text:span text:style-name="T9">. </text:span><text:span text:style-name="T21">El usuario selecciona</text:span><text:span text:style-name="T32"> sobre quién apostará</text:span><text:span text:style-name="T35"> de la lista</text:span><text:span text:style-name="T33">.</text:span></text:p>
      <text:p text:style-name="P73"><text:span text:style-name="T35">3</text:span><text:span text:style-name="T9">. El sistema muestra al usuario una lista con las </text:span><text:span text:style-name="T29">asignaturas en las que está matriculado</text:span><text:span text:style-name="T34"> el usuario sobre el que se está apostando</text:span><text:span text:style-name="T30">, mostrando </text:span><text:span text:style-name="T31">si están ya marcadas o no</text:span><text:span text:style-name="T29">.</text:span></text:p>
      <text:p text:style-name="P74"><text:span text:style-name="T35">4</text:span><text:span text:style-name="T9">. El usuario </text:span><text:span text:style-name="T34">que desea hacer la apuesta </text:span><text:span text:style-name="T9">selecciona una asignatura de la lista.</text:span></text:p>
      <text:p text:style-name="P86"><text:span text:style-name="T147">5</text:span>. El sistema marca esa asignatura si no estaba antes marcada o le quita la marca si ya estaba marcada antes.</text:p>
      <text:p text:style-name="P87"><text:span text:style-name="T147">6</text:span>. Volver al paso<text:span text:style-name="T143"> 3 hasta que el usuario seleccione la opción "Confirmar asignaturas".</text:span></text:p>
      <text:p text:style-name="P90"><text:span text:style-name="T147">7</text:span>. El sistema muestra al usuario una lista de las asignaturas <text:span text:style-name="T144">marcadas por él</text:span>.</text:p>
      <text:p text:style-name="P91"><text:span text:style-name="T147">8</text:span>. El usuario selecciona una asignatura de la lista e introduce la nota final esperada.</text:p>
      <text:p text:style-name="P91"><text:span text:style-name="T147">9</text:span>. El sistema comprueba que la nota final introducida es válida (mayor o igual que 0 y menor o igual que 10)<text:span text:style-name="T145">.</text:span></text:p>
      <text:p text:style-name="P92"><text:span text:style-name="T147">10</text:span>. Volver al paso <text:span text:style-name="T147">7</text:span> hasta que el usuario seleccione la opción "Confirmar<text:span text:style-name="T146"> notas</text:span>".</text:p>
      <text:p text:style-name="P93">1<text:span text:style-name="T147">1</text:span>. El usuario introduce la cantidad de PINFcoins que desea apostar.</text:p>
      <text:p text:style-name="P93">1<text:span text:style-name="T147">2</text:span>. El sistema comprueba que el usuario dispone de PINFcoins suficientes para realizar la apuesta.</text:p>
      <text:p text:style-name="P175"><text:span text:style-name="T37">1</text:span><text:span text:style-name="T35">3</text:span><text:span text:style-name="T37">. El sistema crea la apuesta</text:span><text:span text:style-name="T57"> e informa al usuario de que se ha creado existosamente</text:span><text:span text:style-name="T37">.</text:span></text:p>
      <text:p text:style-name="P176"><text:span text:style-name="T37">1</text:span><text:span text:style-name="T9">4. </text:span><text:span text:style-name="T48">El sistema inicializa el caso de uso </text:span><text:span text:style-name="T39">Menú principal usuario</text:span><text:span text:style-name="T48">.</text:span></text:p>
      <text:p text:style-name="P29"/>
      <text:p text:style-name="P29">Extensiones.</text:p>
      <text:p text:style-name="P130">3-6a. Volver a seleccionar usuario <text:span text:style-name="T187">sobre el que se</text:span> apuesta.</text:p>
      <text:p text:style-name="P130"><text:tab/>1. El usuario selecciona la opción "<text:span text:style-name="T239">Atrás</text:span>" (paso 1).</text:p>
      <text:p text:style-name="P130"/>
      <text:p text:style-name="P131"><text:span text:style-name="T150">7</text:span>-<text:span text:style-name="T150">10</text:span>a. Volver a seleccionar <text:span text:style-name="T150">las asignaturas</text:span>.</text:p>
      <text:p text:style-name="P132"><text:tab/>1. El usuario selecciona la opción "<text:span text:style-name="T239">Atrás</text:span>" (paso <text:span text:style-name="T150">3</text:span>).</text:p>
      <text:p text:style-name="P44"/>
      <text:p text:style-name="P128">9a. Nota no válida.</text:p>
      <text:p text:style-name="P128"><text:tab/>1. <text:span text:style-name="T36">El sistema comprueba que la nota final introducida</text:span><text:span text:style-name="T9"> no</text:span><text:span text:style-name="T36"> es válida</text:span><text:span text:style-name="T9">, informa al usuario de ello y <text:tab/>le solicita que de nuevo seleccione la nota y introduzca una nota (paso 7).</text:span></text:p>
      <text:p text:style-name="P95"/>
      <text:p text:style-name="P96">11a. Volver a introducir las notas finales.</text:p>
      <text:p text:style-name="P207"><text:span text:style-name="T9"><text:tab/></text:span><text:span text:style-name="T38">1. El usuario selecciona la opción " </text:span><text:span text:style-name="T80">Atrás</text:span><text:span text:style-name="T38">" (paso </text:span><text:span text:style-name="T9">7</text:span><text:span text:style-name="T38">).</text:span></text:p>
      <text:p text:style-name="P95"/>
      <text:p text:style-name="P97">12a. Cantidad de PINFcoins insuficiente.</text:p>
      <text:p text:style-name="P129"><text:span text:style-name="T9"><text:tab/>1. </text:span><text:span text:style-name="T37">El sistema comprueba que el usuario </text:span><text:span text:style-name="T9">no </text:span><text:span text:style-name="T37">dispone de PINFcoins suficientes para realizar la </text:span><text:span text:style-name="T9"><text:tab/></text:span><text:span text:style-name="T37">apuesta</text:span><text:span text:style-name="T9">, informa al usuario del error y le solicita que introduzca una nueva cantidad de <text:tab/>PINFcoins a apostar (paso 11).</text:span></text:p>
      <text:p text:style-name="P97"/>
      <text:p text:style-name="P98">13a. Error de conexión al crear la apuesta.</text:p>
      <text:p text:style-name="P208"><text:span text:style-name="T9"><text:tab/>1. Se produce un error de conexión con el servidor de PINFbet para crear la nueva apuesta, el <text:tab/>sistema informa al usuario de ello</text:span><text:span text:style-name="T80"> e inicializa el menú principal del usuario.</text:span></text:p>
      <text:p text:style-name="P44"/>
      <text:p text:style-name="P44">*a. Cancelar <text:span text:style-name="T148">creación de apuesta</text:span>.</text:p>
      <text:p text:style-name="P44"><text:tab/>1. El <text:span text:style-name="T4">usuario</text:span> selecciona la opción "Cancelar".</text:p>
      <text:p text:style-name="P44"><text:tab/>2. El sistema cancela <text:span text:style-name="T149">la creación de la apuesta</text:span>.</text:p>
      <text:p text:style-name="P133"><text:span text:style-name="T12"><text:tab/></text:span><text:span text:style-name="T9">3. Se inicializa el </text:span><text:span text:style-name="T81">m</text:span><text:span text:style-name="T9">enú principal</text:span><text:span text:style-name="T81"> del</text:span><text:span text:style-name="T9"> usuario.</text:span></text:p>
      <text:p text:style-name="P71"/>
      <text:p text:style-name="P64"><text:soft-page-break/><text:span text:style-name="T100">Caso de Uso: </text:span><text:span text:style-name="T103">Comprobar apuestas</text:span><text:span text:style-name="T101">.</text:span></text:p>
      <text:p text:style-name="P13"/>
      <text:p text:style-name="P21">Descripción<text:span text:style-name="T3">.</text:span></text:p>
      <text:p text:style-name="P126">El usuario comprueba toda las apuestas que ha realizado y que todavía no se han terminado.</text:p>
      <text:p text:style-name="P60"/>
      <text:p text:style-name="P21">Actores<text:span text:style-name="T3">.</text:span></text:p>
      <text:p text:style-name="P3">El usuario que <text:span text:style-name="T138">desea comprobar sus apuestas realizadas</text:span>.</text:p>
      <text:p text:style-name="P60"><text:s/></text:p>
      <text:p text:style-name="P60"><text:span text:style-name="T6">Precondiciones</text:span><text:span text:style-name="T7">.</text:span></text:p>
      <text:p text:style-name="P60"/>
      <text:p text:style-name="P60"><text:span text:style-name="T6">Postcondiciones</text:span><text:span text:style-name="T7">.</text:span></text:p>
      <text:p text:style-name="P65"><text:span text:style-name="T11">E</text:span><text:span text:style-name="T9">l usuario </text:span><text:span text:style-name="T13">comprueba sus apuestas y puede que elimine apuesta</text:span><text:span text:style-name="T14">s suyas, con una penalización en sus PINFcoins en el último caso.</text:span></text:p>
      <text:p text:style-name="P60"/>
      <text:p text:style-name="P28">Escenario principal.</text:p>
      <text:p text:style-name="P61"><text:span text:style-name="T9">1. </text:span><text:span text:style-name="T15">El sistema muestra al usuario una lista de todas las apuestas que ha realizado y que todavía no han finalizado.</text:span></text:p>
      <text:p text:style-name="P88">2. El usuario selecciona una de las apuestas.</text:p>
      <text:p text:style-name="P67"><text:span text:style-name="T9">3. El sistema muestra al usuario la información relativa a </text:span><text:span text:style-name="T19">la</text:span><text:span text:style-name="T9"> apuesta</text:span><text:span text:style-name="T16"> seleccionada</text:span><text:span text:style-name="T9">.</text:span></text:p>
      <text:p text:style-name="P67"><text:span text:style-name="T9">4. El usuario selecciona la opción "</text:span><text:span text:style-name="T58">Apuestas</text:span><text:span text:style-name="T9">".</text:span></text:p>
      <text:p text:style-name="P89">5. Se vuelve al paso 1.</text:p>
      <text:p text:style-name="P40"/>
      <text:p text:style-name="P28">Extensiones.</text:p>
      <text:p text:style-name="P112">1a. Error de conexión al obtener las apuestas.</text:p>
      <text:p text:style-name="P113"><text:tab/>1. El sistema detecta un error de conexión al obtener la lista de apuestas realizadas y no <text:tab/>finalizadas del usuario<text:span text:style-name="T241">,</text:span> informa a éste de ello<text:span text:style-name="T241"> e inicializa el menú principal del usuario</text:span>.</text:p>
      <text:p text:style-name="P114"/>
      <text:p text:style-name="P68">4a. El usuario selecciona la opción "Eliminar apuesta".</text:p>
      <text:p text:style-name="P68"><text:tab/>1. El sistema muestra al usuario la cantidad de PINFcoins que tendrá que pagar para eliminar la <text:tab/>apuesta<text:span text:style-name="T139"> seleccionada</text:span>.</text:p>
      <text:p text:style-name="P68"><text:tab/>2. El usuario paga dicha cantidad de PINFcoins</text:p>
      <text:p text:style-name="P69"><text:tab/><text:tab/>2a. <text:span text:style-name="T140">PINFcoins insuficientes.</text:span></text:p>
      <text:p text:style-name="P180"><text:tab/><text:tab/><text:tab/>1. <text:span text:style-name="T141">El sistema detecta que el usuario no dispone de suficientes PINFcoins para <text:tab/><text:tab/><text:tab/><text:tab/>eliminar la apuesta, informa al usuario del error y no elimina la apuesta <text:tab/><text:tab/><text:tab/><text:tab/><text:tab/>seleccionada (paso 1).</text:span></text:p>
      <text:p text:style-name="P179"><text:tab/><text:tab/>2b. El usuario no decide pagar dicha cantidad de PINFcoins</text:p>
      <text:p text:style-name="P179"><text:tab/><text:tab/><text:tab/>1. El sistema no elimina la apuesta seleccionada<text:span text:style-name="T142"> (paso 1)</text:span>.</text:p>
      <text:p text:style-name="P68"><text:tab/>3. El sistema elimina la apuesta<text:span text:style-name="T139"> seleccionada (paso 1)</text:span>.</text:p>
      <text:p text:style-name="P134"><text:tab/><text:tab/>3a. Error de conexión para eliminar la apuesta.</text:p>
      <text:p text:style-name="P135"><text:tab/><text:tab/><text:tab/>1. El sistema detecta un error de conexión con el servidor para eliminar la <text:tab/><text:tab/><text:tab/><text:tab/>apuesta<text:span text:style-name="T240">,</text:span> informa de ello al usuario<text:span text:style-name="T81"> e inicializa el menú principal del usuario.</text:span></text:p>
      <text:p text:style-name="P47"/>
      <text:p text:style-name="P45"><text:span text:style-name="T178">*</text:span>a. <text:span text:style-name="T179">Dejar de comprobar</text:span>.</text:p>
      <text:p text:style-name="P45"><text:tab/>1. El <text:span text:style-name="T4">usuario</text:span> selecciona la opción "<text:span text:style-name="T81">Atrás</text:span>".</text:p>
      <text:p text:style-name="P46"><text:tab/><text:span text:style-name="T151">2</text:span><text:span text:style-name="T39">. Se inicializa el </text:span><text:span text:style-name="T81">m</text:span><text:span text:style-name="T39">enú principal</text:span><text:span text:style-name="T81"> del</text:span><text:span text:style-name="T39"> usuario.</text:span></text:p>
      <text:p text:style-name="P10"/>
      <text:p text:style-name="P150"><text:span text:style-name="T100"/></text:p>
      <text:p text:style-name="P150"><text:span text:style-name="T100"/></text:p>
      <text:p text:style-name="P150"><text:soft-page-break/><text:span text:style-name="T100">Caso de Uso: </text:span><text:span text:style-name="T105">Gestionar solicitud</text:span><text:span text:style-name="T106">es</text:span><text:span text:style-name="T105"> de amistad</text:span><text:span text:style-name="T104">.</text:span></text:p>
      <text:p text:style-name="P15"/>
      <text:p text:style-name="P23">Descripción<text:span text:style-name="T3">.</text:span></text:p>
      <text:p text:style-name="P127">El usuario <text:span text:style-name="T156">gestiona las solicitudes de amistad.</text:span></text:p>
      <text:p text:style-name="P150"/>
      <text:p text:style-name="P23">Actores<text:span text:style-name="T3">.</text:span></text:p>
      <text:p text:style-name="P5">El usuario que <text:span text:style-name="T138">desea gestionar las solicitudes de amistad.</text:span></text:p>
      <text:p text:style-name="P150"><text:s/></text:p>
      <text:p text:style-name="P150"><text:span text:style-name="T6">Precondiciones</text:span><text:span text:style-name="T7">.</text:span></text:p>
      <text:p text:style-name="P150"/>
      <text:p text:style-name="P150"><text:span text:style-name="T6">Postcondiciones</text:span><text:span text:style-name="T7">.</text:span></text:p>
      <text:p text:style-name="P136"><text:span text:style-name="T43">E</text:span><text:span text:style-name="T9">l usuario gestiona </text:span><text:span text:style-name="T43">sus solicitudes de amistad que ha enviado y que ha recibido</text:span><text:span text:style-name="T9">.</text:span></text:p>
      <text:p text:style-name="P150"/>
      <text:p text:style-name="P30">Escenario principal.</text:p>
      <text:p text:style-name="P31"><text:span text:style-name="T44">1</text:span><text:span text:style-name="T9">. </text:span><text:span text:style-name="T40">El sistema muestra al usuario una lista de</text:span><text:span text:style-name="T42"> todas las solicitudes de amistad pendientes</text:span><text:span text:style-name="T40">.</text:span></text:p>
      <text:p text:style-name="P143"><text:span text:style-name="T157">2</text:span>. <text:span text:style-name="T152">El usuario selecciona una solicitud de amistad que le ha enviado otro usuario.</text:span></text:p>
      <text:p text:style-name="P144"><text:span text:style-name="T157">3</text:span>. El usuario acepta la solicitud de amistad.</text:p>
      <text:p text:style-name="P144"><text:span text:style-name="T157">4</text:span>. El sistema registra que este usuario y el que envió la solicitud son ahora amigos<text:span text:style-name="T189"> y borra la solicitud en el receptor y en el emisor.</text:span></text:p>
      <text:p text:style-name="P144"><text:tab/><text:span text:style-name="T157">4</text:span>a. Error de conexión al registrar <text:span text:style-name="T153">a </text:span>los nuevos amigos<text:span text:style-name="T165"> o borrar las solicitudes</text:span>.</text:p>
      <text:p text:style-name="P144"><text:tab/><text:tab/><text:span text:style-name="T154">1. El sistema detecta un error de conexión con el servidor de PINFbet a la hora de <text:tab/><text:tab/><text:tab/>registrar a los nuevos amigos o borrar las solicitudes e informa al usuario de ello.</text:span></text:p>
      <text:p text:style-name="P181"><text:span text:style-name="T40"><text:tab/><text:tab/>2. El usuario selecciona la opción "</text:span><text:span text:style-name="T71">Reintentar</text:span><text:span text:style-name="T40">" (paso </text:span><text:span text:style-name="T45">4</text:span><text:span text:style-name="T40">).</text:span></text:p>
      <text:p text:style-name="P152"><text:span text:style-name="T72">5</text:span><text:span text:style-name="T9">. Volver al paso 1</text:span><text:span text:style-name="T47">.</text:span></text:p>
      <text:p text:style-name="P107"/>
      <text:p text:style-name="P30">Extensiones.</text:p>
      <text:p text:style-name="P115">1a. Error de conexión al obtener la lista de solicitudes.</text:p>
      <text:p text:style-name="P115"><text:tab/>1. El sistema detecta un error a la hora de obtener la lista de solicitudes de amistad pendientes <text:tab/>del usuario<text:span text:style-name="T240">,</text:span> informa a éste de ello.</text:p>
      <text:p text:style-name="P115"/>
      <text:p text:style-name="P105">2<text:span text:style-name="T164">a</text:span>. Solicitudes enviadas por el usuario.</text:p>
      <text:p text:style-name="P105"><text:tab/>1. El usuario selecciona una solicitud que él mismo ha enviado a otro usuario.</text:p>
      <text:p text:style-name="P105"><text:tab/>2. El usuario selecciona la opción "Borrar".</text:p>
      <text:p text:style-name="P105"><text:tab/>3. El sistema borra esa solicitud de la cuenta del emisor y del receptor<text:span text:style-name="T163"> (paso 1).</text:span></text:p>
      <text:p text:style-name="P106"><text:tab/><text:tab/>3a<text:span text:style-name="T155">. Error de conexión al borrar la solicitud.</text:span></text:p>
      <text:p text:style-name="P149"><text:tab/><text:tab/><text:span text:style-name="T158"><text:tab/></text:span>1. El sistema <text:span text:style-name="T154">detecta un error de conexión con el servido</text:span>r <text:span text:style-name="T170">a la hora de borrar la <text:tab/><text:tab/><text:tab/><text:tab/>solicitud </text:span>e informa al usuario de ello<text:span text:style-name="T244"> </text:span><text:span text:style-name="T129">e inicializa el menú principal del usuario</text:span><text:span text:style-name="T130">.</text:span></text:p>
      <text:p text:style-name="P160"/>
      <text:p text:style-name="P160">2b. Crear solicitud.</text:p>
      <text:p text:style-name="P160"><text:tab/>1. El usuario selecciona la opción "Nueva solicitud".</text:p>
      <text:p text:style-name="P163"><text:tab/>2. Include (Crear solicitud).</text:p>
      <text:p text:style-name="P146"/>
      <text:p text:style-name="P145"><text:span text:style-name="T157">3</text:span>a. Rechazar la solicitud de amistad.</text:p>
      <text:p text:style-name="P145"><text:tab/>1. El usuario <text:span text:style-name="T175">selecciona la opción "Rechazar".</text:span></text:p>
      <text:p text:style-name="P145"><text:tab/>2. El sistema borra la solicitud de amistad<text:span text:style-name="T161"> y cambia la misma solicitud en la cuenta del emisor a <text:tab/>estado Rechazada</text:span> (paso 1).</text:p>
      <text:p text:style-name="P145"><text:tab/><text:span text:style-name="T158"><text:tab/>2</text:span>a. <text:span text:style-name="T152">Error de conexión al borrar la solicitud.</text:span></text:p>
      <text:p text:style-name="P147"><text:soft-page-break/><text:tab/><text:tab/><text:span text:style-name="T158"><text:tab/></text:span>1. El sistema <text:span text:style-name="T154">detecta un error de conexión con el servido</text:span>r<text:span text:style-name="T176"> a la hora de rechazar la <text:tab/><text:tab/><text:tab/>solicitud</text:span> e informa al usuario de ello.</text:p>
      <text:p text:style-name="P148"><text:tab/><text:tab/><text:span text:style-name="T158"><text:tab/></text:span>2. El usuario selecciona la opción "<text:span text:style-name="T71">Reintentar</text:span>" (paso <text:span text:style-name="T159">2 de 3a).</text:span></text:p>
      <text:p text:style-name="P147"/>
      <text:p text:style-name="P151"><text:span text:style-name="T162">3</text:span>-4a. Volver a lista.</text:p>
      <text:p text:style-name="P151"><text:tab/>1. El usuario selecciona la opción "<text:span text:style-name="T242">Atrás</text:span>"(paso 1).</text:p>
      <text:p text:style-name="P150"/>
      <text:p text:style-name="P153">*a.<text:span text:style-name="T48"> Volver al menú </text:span><text:span text:style-name="T59">social</text:span><text:span text:style-name="T48">.</text:span></text:p>
      <text:p text:style-name="P99"><text:tab/>1. El usuario selecciona la opción "<text:span text:style-name="T243">Social</text:span>".</text:p>
      <text:p text:style-name="P99"><text:tab/>2. El sistema inicializa el <text:span text:style-name="T242">m</text:span>enú <text:span text:style-name="T173">social</text:span>.</text:p>
      <text:p text:style-name="P99"/>
      <text:p text:style-name="P156">*<text:span text:style-name="T180">b</text:span>.<text:span text:style-name="T48"> Volver al menú</text:span><text:span text:style-name="T56"> inicial del usuario</text:span><text:span text:style-name="T48">.</text:span></text:p>
      <text:p text:style-name="P102"><text:tab/>1. El usuario selecciona la opción "<text:span text:style-name="T177">Inicio</text:span>".</text:p>
      <text:p text:style-name="P204"><text:span text:style-name="T9"><text:tab/>2. El sistema inicializa el</text:span><text:span text:style-name="T82"> m</text:span><text:span text:style-name="T39">enú principal </text:span><text:span text:style-name="T82">del </text:span><text:span text:style-name="T39">usuario</text:span><text:span text:style-name="T9">.</text:span></text:p>
      <text:p text:style-name="P118"/>
      <text:p text:style-name="P164"><text:span text:style-name="T100">Caso de Uso: </text:span><text:span text:style-name="T109">Crear solicitud</text:span></text:p>
      <text:p text:style-name="P17"/>
      <text:p text:style-name="P25">Descripción<text:span text:style-name="T3">.</text:span></text:p>
      <text:p text:style-name="P177">Crear una nueva solicitud de amistad.</text:p>
      <text:p text:style-name="P164"/>
      <text:p text:style-name="P25">Actores<text:span text:style-name="T3">.</text:span></text:p>
      <text:p text:style-name="P8">El usuario que <text:span text:style-name="T138">desea crear una nueva solicitud de amistad.</text:span></text:p>
      <text:p text:style-name="P164"><text:s/></text:p>
      <text:p text:style-name="P164"><text:span text:style-name="T6">Precondiciones</text:span><text:span text:style-name="T7">.</text:span></text:p>
      <text:p text:style-name="P164"/>
      <text:p text:style-name="P164"><text:span text:style-name="T6">Postcondiciones</text:span><text:span text:style-name="T7">.</text:span></text:p>
      <text:p text:style-name="P8"><text:span text:style-name="T9">El usuari</text:span><text:span text:style-name="T53">o</text:span><text:span text:style-name="T52"> cre</text:span><text:span text:style-name="T53">a</text:span><text:span text:style-name="T52"> una nueva solicitud de amistad.</text:span></text:p>
      <text:p text:style-name="P164"/>
      <text:p text:style-name="P33">Escenario principal.</text:p>
      <text:p text:style-name="P161"><text:tab/><text:span text:style-name="T168">1</text:span>. El usuario introduce el nombre del usuario al cual desea enviar una solicitud de amistad.</text:p>
      <text:p text:style-name="P161"><text:tab/><text:span text:style-name="T168">2</text:span>. El sistema comprueba que dicho usuario existe.</text:p>
      <text:p text:style-name="P120"><text:span text:style-name="T47"><text:tab/></text:span><text:span text:style-name="T83">3</text:span><text:span text:style-name="T47">. El sistema registra la nueva solicitud y la envía a dicho usuario.</text:span></text:p>
      <text:p text:style-name="P122"><text:span text:style-name="T47"><text:tab/></text:span><text:span text:style-name="T83">4</text:span><text:span text:style-name="T9">. El sistema informa al usuario de que se ha creado la solicitud exitosamente.</text:span></text:p>
      <text:p text:style-name="P121"><text:span text:style-name="T47"><text:tab/></text:span><text:span text:style-name="T83">5</text:span><text:span text:style-name="T9">. Inicializar el caso de uso </text:span><text:span text:style-name="T55">Gestionar solicitud</text:span><text:span text:style-name="T43">es</text:span><text:span text:style-name="T55"> de amistad</text:span><text:span text:style-name="T54">.</text:span></text:p>
      <text:p text:style-name="P108"/>
      <text:p text:style-name="P33">Extensiones.</text:p>
      <text:p text:style-name="P162"><text:span text:style-name="T168">2</text:span>a. Usuario inexistente.</text:p>
      <text:p text:style-name="P162"><text:tab/>1. El sistema comprueba que el usuario especificado por el nombre introducido <text:tab/><text:tab/><text:tab/><text:tab/>no existe, informa al usuario que introdujo el nombre de ello y le solicita que <text:tab/><text:tab/><text:tab/><text:tab/>introduzca otro nombre (paso <text:span text:style-name="T188">1</text:span>).</text:p>
      <text:p text:style-name="P123"/>
      <text:p text:style-name="P124">4a. Error de conexión al crear la solicitud.</text:p>
      <text:p text:style-name="P209"><text:span text:style-name="T132"><text:tab/>1. El sistema detecta un error de conexión con el servidor a la hora de crear la solicitud</text:span><text:span text:style-name="T133">,<text:tab/></text:span><text:span text:style-name="T132">informa al usuario de ello </text:span><text:span text:style-name="T129">e inicializa el menú principal del usuario</text:span><text:span text:style-name="T130">.</text:span></text:p>
      <text:p text:style-name="P165"/>
      <text:p text:style-name="P165">*a. Volver a la lista de solicitudes.</text:p>
      <text:p text:style-name="P165"><text:tab/>1<text:span text:style-name="T124">. El usuario selecciona la opción "</text:span><text:span text:style-name="T125">L</text:span><text:span text:style-name="T124">ista".</text:span></text:p>
      <text:p text:style-name="P165"><text:span text:style-name="T124"><text:tab/>2. El sistema inicializa el </text:span><text:span text:style-name="T126">c</text:span><text:span text:style-name="T124">aso de uso</text:span><text:span text:style-name="T110"> </text:span><text:span text:style-name="T111">Gestionar solicitud</text:span><text:span text:style-name="T112">es</text:span><text:span text:style-name="T111"> de amistad</text:span><text:span text:style-name="T110">.</text:span></text:p>
      <text:p text:style-name="P164"><text:soft-page-break/></text:p>
      <text:p text:style-name="P155">*<text:span text:style-name="T169">b</text:span>.<text:span text:style-name="T48"> Volver al menú de amigos.</text:span></text:p>
      <text:p text:style-name="P101"><text:tab/>1. El usuario selecciona la opción "<text:span text:style-name="T173">Social</text:span>".</text:p>
      <text:p text:style-name="P101"><text:tab/>2. El sistema inicializa el caso de uso Menú <text:span text:style-name="T172">social</text:span>.</text:p>
      <text:p text:style-name="P48"/>
      <text:p text:style-name="P157">*<text:span text:style-name="T181">c</text:span>.<text:span text:style-name="T48"> Volver al menú</text:span><text:span text:style-name="T56"> inicial del usuario</text:span><text:span text:style-name="T48">.</text:span></text:p>
      <text:p text:style-name="P103"><text:tab/>1. El usuario selecciona la opción "<text:span text:style-name="T177">Inicio</text:span>".</text:p>
      <text:p text:style-name="P202"><text:span text:style-name="T9"><text:tab/>2. El sistema inicializa el caso de uso </text:span><text:span text:style-name="T39">Menú principal usuario</text:span><text:span text:style-name="T9">.</text:span></text:p>
      <text:p text:style-name="P16"/>
      <text:p text:style-name="P159"><text:span text:style-name="T100">Caso de Uso: </text:span><text:span text:style-name="T107">Gestionar amigos</text:span><text:span text:style-name="T108"> e interactuar</text:span></text:p>
      <text:p text:style-name="P16"/>
      <text:p text:style-name="P24">Descripción<text:span text:style-name="T3">.</text:span></text:p>
      <text:p text:style-name="P6">El usuario<text:span text:style-name="T160"> gestiona sus amigos e interactúa con ellos.</text:span></text:p>
      <text:p text:style-name="P159"/>
      <text:p text:style-name="P24">Actores<text:span text:style-name="T3">.</text:span></text:p>
      <text:p text:style-name="P7">El usuario<text:span text:style-name="T160"> que</text:span> <text:span text:style-name="T160">desea gestionar sus amigos e interactuar con ellos.</text:span></text:p>
      <text:p text:style-name="P159"><text:s/></text:p>
      <text:p text:style-name="P159"><text:span text:style-name="T6">Precondiciones</text:span><text:span text:style-name="T7">.</text:span></text:p>
      <text:p text:style-name="P159"/>
      <text:p text:style-name="P159"><text:span text:style-name="T6">Postcondiciones</text:span><text:span text:style-name="T7">.</text:span></text:p>
      <text:p text:style-name="P7"><text:span text:style-name="T46">El usuario gestiona sus amigos e interact</text:span><text:span text:style-name="T50">úa </text:span><text:span text:style-name="T46">con ellos.</text:span></text:p>
      <text:p text:style-name="P110"/>
      <text:p text:style-name="P32">Escenario principal.</text:p>
      <text:p text:style-name="P63"><text:span text:style-name="T49">1</text:span><text:span text:style-name="T9">. </text:span><text:span text:style-name="T40">El sistema muestra al usuario una lista de todos sus amigos</text:span><text:span text:style-name="T42"> (marcando los amigos que han enviado mensajes sin leer)</text:span><text:span text:style-name="T40">.</text:span></text:p>
      <text:p text:style-name="P137"><text:span text:style-name="T49">2</text:span><text:span text:style-name="T9">. El usuario selecciona un amigo de la lista.</text:span></text:p>
      <text:p text:style-name="P137"><text:span text:style-name="T49">3</text:span><text:span text:style-name="T9">. El usuario selecciona la opción "Chat".</text:span></text:p>
      <text:p text:style-name="P137"><text:span text:style-name="T49">4</text:span><text:span text:style-name="T9">. El sistema muestra al usuario el chat que tiene con ese amigo seleccionado.</text:span></text:p>
      <text:p text:style-name="P138"><text:span text:style-name="T49">5</text:span><text:span text:style-name="T9">. </text:span><text:span text:style-name="T41">El usuario escribe un mensaje en el chat.</text:span></text:p>
      <text:p text:style-name="P139"><text:span text:style-name="T49">6</text:span><text:span text:style-name="T9">. El sistema envía dicho mensaje al amigo del usuario.</text:span></text:p>
      <text:p text:style-name="P140"><text:span text:style-name="T49">7</text:span><text:span text:style-name="T9">. Volver al paso 4.</text:span></text:p>
      <text:p text:style-name="P50"><text:span text:style-name="T128">8</text:span><text:span text:style-name="T127">. Volver al paso 1.</text:span></text:p>
      <text:p text:style-name="P109"/>
      <text:p text:style-name="P32">Extensiones.</text:p>
      <text:p text:style-name="P141"><text:span text:style-name="T166">1</text:span>a. Error de conexión al mostrar la lista.</text:p>
      <text:p text:style-name="P142"><text:tab/>1. El sistema detecta un error de conexión a la hora de obtener la lista de amigos y solicitudes de <text:tab/>amistad del usuario<text:span text:style-name="T245">, </text:span>informa a éste de ello<text:span text:style-name="T245"> </text:span><text:span text:style-name="T129">e inicializa el menú principal del usuario</text:span><text:span text:style-name="T130">.</text:span></text:p>
      <text:p text:style-name="P166"/>
      <text:p text:style-name="P166">3a. Borrar amigo.</text:p>
      <text:p text:style-name="P166"><text:tab/>1. El usuario selecciona la opción "Borrar".</text:p>
      <text:p text:style-name="P166"><text:tab/>2. El sistema registra que éste usuario y el amigo seleccionado de la lista ya no son amigos <text:tab/>(paso 1).</text:p>
      <text:p text:style-name="P166"><text:tab/><text:tab/>2a. Error de conexión al borrar <text:span text:style-name="T174">al </text:span>amigo.</text:p>
      <text:p text:style-name="P166"><text:tab/><text:tab/><text:tab/>1. El sistema detecta un error de conexión con el servidor a la hora de registrar</text:p>
      <text:p text:style-name="P167"><text:tab/><text:tab/><text:tab/> que éste usuario y el amigo seleccionado de la lista ya no son amigos<text:span text:style-name="T246">,</text:span> informa <text:tab/><text:tab/><text:tab/><text:tab/>al usuario de ello<text:span text:style-name="T132"> </text:span><text:span text:style-name="T129">e inicializa el menú principal del usuario</text:span><text:span text:style-name="T130">.</text:span></text:p>
      <text:p text:style-name="P166"/>
      <text:p text:style-name="P170">4a. Error de conexión al obtener el chat.</text:p>
      <text:p text:style-name="P171"><text:soft-page-break/><text:tab/>1. El sistema detecta un error de conexión con el servidor para obtener el chat entre el usuario y <text:tab/>el amigo seleccionado por el mismo<text:span text:style-name="T246">,</text:span> informa al usuario de ello<text:span text:style-name="T132"> </text:span><text:span text:style-name="T129">e inicializa el menú principal del </text:span><text:span text:style-name="T131"><text:tab/></text:span><text:span text:style-name="T129">usuario</text:span><text:span text:style-name="T130">.</text:span></text:p>
      <text:p text:style-name="P172"/>
      <text:p text:style-name="P173">6a. Error de conexión al enviar el mensaje.</text:p>
      <text:p text:style-name="P174"><text:tab/>1. El sistema detecta un error de conexión con el servidor a la hora de enviar un mensaje al <text:tab/>amigo del usuario<text:span text:style-name="T247">,</text:span> informa a dicho usuario del error<text:span text:style-name="T132"> </text:span><text:span text:style-name="T129">e inicializa el menú principal del usuario</text:span>.</text:p>
      <text:p text:style-name="P166"/>
      <text:p text:style-name="P168">3-<text:span text:style-name="T171">7a. Volver a la lista.</text:span></text:p>
      <text:p text:style-name="P169"><text:tab/>1. El usuario selecciona la opción "Lista" (paso 1).</text:p>
      <text:p text:style-name="P159"/>
      <text:p text:style-name="P154">*a.<text:span text:style-name="T48"> Volver al menú </text:span><text:span text:style-name="T51">social</text:span><text:span text:style-name="T48">.</text:span></text:p>
      <text:p text:style-name="P100"><text:tab/>1. El usuario selecciona la opción "<text:span text:style-name="T173">Social</text:span>".</text:p>
      <text:p text:style-name="P100"><text:tab/>2. El sistema inicializa el caso de uso Menú <text:span text:style-name="T167">social</text:span>.</text:p>
      <text:p text:style-name="P100"/>
      <text:p text:style-name="P158">*<text:span text:style-name="T182">b</text:span>.<text:span text:style-name="T48"> Volver al menú</text:span><text:span text:style-name="T56"> inicial del usuario</text:span><text:span text:style-name="T48">.</text:span></text:p>
      <text:p text:style-name="P104"><text:tab/>1. El usuario selecciona la opción "<text:span text:style-name="T177">Inicio</text:span>".</text:p>
      <text:p text:style-name="P203"><text:span text:style-name="T9"><text:tab/>2. El sistema inicializa el caso de uso </text:span><text:span text:style-name="T39">Menú principal usuario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0-12-18T11:47:21.714000000</dc:date>
    <meta:editing-duration>PT17H8M4S</meta:editing-duration>
    <meta:editing-cycles>706</meta:editing-cycles>
    <meta:document-statistic meta:table-count="0" meta:image-count="0" meta:object-count="0" meta:page-count="12" meta:paragraph-count="363" meta:word-count="3568" meta:character-count="21065" meta:non-whitespace-character-count="17611"/>
  </office:meta>
</office:document-meta>
</file>